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2.695cm" style:rel-column-width="10389*"/>
    </style:style>
    <style:style style:name="Tabela2.B" style:family="table-column">
      <style:table-column-properties style:column-width="5.009cm" style:rel-column-width="19310*"/>
    </style:style>
    <style:style style:name="Tabela2.C" style:family="table-column">
      <style:table-column-properties style:column-width="9.296cm" style:rel-column-width="35836*"/>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60aaac"/>
    </style:style>
    <style:style style:name="P30" style:family="paragraph" style:parent-style-name="Text_20_body">
      <style:text-properties officeooo:rsid="0061d5f9" officeooo:paragraph-rsid="00113c68"/>
    </style:style>
    <style:style style:name="P31" style:family="paragraph" style:parent-style-name="Text_20_body">
      <style:text-properties officeooo:paragraph-rsid="0063c0d8"/>
    </style:style>
    <style:style style:name="P32" style:family="paragraph" style:parent-style-name="Text_20_body">
      <style:text-properties officeooo:rsid="0063c0d8" officeooo:paragraph-rsid="0063c0d8"/>
    </style:style>
    <style:style style:name="P33" style:family="paragraph" style:parent-style-name="Text_20_body">
      <style:paragraph-properties fo:text-align="justify" style:justify-single-word="false"/>
      <style:text-properties officeooo:paragraph-rsid="006f76a6"/>
    </style:style>
    <style:style style:name="P34" style:family="paragraph" style:parent-style-name="Text_20_body">
      <style:text-properties officeooo:rsid="006ac03a" officeooo:paragraph-rsid="006ac03a"/>
    </style:style>
    <style:style style:name="P35" style:family="paragraph" style:parent-style-name="Text_20_body">
      <style:text-properties officeooo:paragraph-rsid="006cb3cd"/>
    </style:style>
    <style:style style:name="P36" style:family="paragraph" style:parent-style-name="Text_20_body">
      <style:text-properties officeooo:paragraph-rsid="006e5d8d"/>
    </style:style>
    <style:style style:name="P37" style:family="paragraph" style:parent-style-name="Text_20_body">
      <style:text-properties officeooo:paragraph-rsid="006f51df"/>
    </style:style>
    <style:style style:name="P38" style:family="paragraph" style:parent-style-name="Text_20_body">
      <style:text-properties officeooo:paragraph-rsid="00749686"/>
    </style:style>
    <style:style style:name="P39" style:family="paragraph" style:parent-style-name="Text_20_body">
      <style:text-properties officeooo:paragraph-rsid="007a487b"/>
    </style:style>
    <style:style style:name="P40" style:family="paragraph" style:parent-style-name="Text_20_body">
      <style:text-properties officeooo:rsid="007f1b86" officeooo:paragraph-rsid="007f1b86"/>
    </style:style>
    <style:style style:name="P41" style:family="paragraph" style:parent-style-name="Text_20_body">
      <style:text-properties officeooo:paragraph-rsid="007f1b86"/>
    </style:style>
    <style:style style:name="P42" style:family="paragraph" style:parent-style-name="Text_20_body">
      <style:text-properties officeooo:paragraph-rsid="0081c9f1"/>
    </style:style>
    <style:style style:name="P43" style:family="paragraph" style:parent-style-name="Table_20_Contents">
      <style:paragraph-properties fo:text-align="justify" style:justify-single-word="false"/>
      <style:text-properties officeooo:rsid="0063c0d8" officeooo:paragraph-rsid="0063c0d8"/>
    </style:style>
    <style:style style:name="P44" style:family="paragraph" style:parent-style-name="Table_20_Contents">
      <style:paragraph-properties fo:text-align="justify" style:justify-single-word="false"/>
      <style:text-properties officeooo:rsid="0063c0d8" officeooo:paragraph-rsid="00674cce"/>
    </style:style>
    <style:style style:name="P45" style:family="paragraph" style:parent-style-name="Table_20_Contents">
      <style:paragraph-properties fo:text-align="start" style:justify-single-word="false"/>
      <style:text-properties officeooo:rsid="0063c0d8" officeooo:paragraph-rsid="0063c0d8"/>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justify" style:justify-single-word="false"/>
      <style:text-properties officeooo:rsid="00674cce" officeooo:paragraph-rsid="00674cce"/>
    </style:style>
    <style:style style:name="P48" style:family="paragraph" style:parent-style-name="Table_20_Contents">
      <style:paragraph-properties fo:text-align="start" style:justify-single-word="false"/>
      <style:text-properties officeooo:rsid="00674cce" officeooo:paragraph-rsid="00674cce"/>
    </style:style>
    <style:style style:name="P49" style:family="paragraph" style:parent-style-name="Table_20_Contents">
      <style:paragraph-properties fo:text-align="center" style:justify-single-word="false"/>
      <style:text-properties fo:font-variant="normal" fo:text-transform="none" fo:color="#202122" loext:opacity="100%" fo:letter-spacing="normal"/>
    </style:style>
    <style:style style:name="P50"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51"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52" style:family="paragraph" style:parent-style-name="Table_20_Contents">
      <style:paragraph-properties fo:text-align="justify" style:justify-single-word="false"/>
      <style:text-properties officeooo:rsid="0067cd27" officeooo:paragraph-rsid="0067cd27"/>
    </style:style>
    <style:style style:name="P53" style:family="paragraph" style:parent-style-name="Table_20_Contents">
      <style:paragraph-properties fo:text-align="start" style:justify-single-word="false"/>
      <style:text-properties officeooo:rsid="0067cd27" officeooo:paragraph-rsid="0067cd27"/>
    </style:style>
    <style:style style:name="P54" style:family="paragraph" style:parent-style-name="Table_20_Contents">
      <style:paragraph-properties fo:text-align="start" style:justify-single-word="false"/>
      <style:text-properties officeooo:rsid="0076d912" officeooo:paragraph-rsid="0076d912"/>
    </style:style>
    <style:style style:name="P55" style:family="paragraph" style:parent-style-name="Table_20_Contents">
      <style:paragraph-properties fo:text-align="start" style:justify-single-word="false"/>
      <style:text-properties officeooo:rsid="0076d912" officeooo:paragraph-rsid="00770a88"/>
    </style:style>
    <style:style style:name="P56" style:family="paragraph" style:parent-style-name="Table_20_Contents">
      <style:paragraph-properties fo:text-align="start" style:justify-single-word="false"/>
      <style:text-properties officeooo:rsid="00770a88" officeooo:paragraph-rsid="00770a88"/>
    </style:style>
    <style:style style:name="P57"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58"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59" style:family="paragraph" style:parent-style-name="Table_20_Contents">
      <style:paragraph-properties fo:text-align="start" style:justify-single-word="false"/>
      <style:text-properties officeooo:rsid="00770a88" officeooo:paragraph-rsid="00770a88"/>
    </style:style>
    <style:style style:name="P60" style:family="paragraph" style:parent-style-name="Standard" style:master-page-name="First_20_Page">
      <style:paragraph-properties style:page-number="auto"/>
      <style:text-properties officeooo:paragraph-rsid="000c32e3"/>
    </style:style>
    <style:style style:name="P61" style:family="paragraph" style:parent-style-name="Standard" style:master-page-name="First_20_Page">
      <style:paragraph-properties style:page-number="auto" fo:break-before="page"/>
    </style:style>
    <style:style style:name="P62" style:family="paragraph" style:parent-style-name="Bibliography_20_1">
      <style:paragraph-properties>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Heading_20_1">
      <style:text-properties officeooo:rsid="00101f13" officeooo:paragraph-rsid="00101f13"/>
    </style:style>
    <style:style style:name="P68" style:family="paragraph" style:parent-style-name="Heading_20_1">
      <style:text-properties officeooo:rsid="00907dcc" officeooo:paragraph-rsid="00907dcc"/>
    </style:style>
    <style:style style:name="P69" style:family="paragraph" style:parent-style-name="Heading_20_1">
      <style:text-properties officeooo:rsid="0092719c" officeooo:paragraph-rsid="0092719c"/>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101f13" officeooo:paragraph-rsid="00101f13"/>
    </style:style>
    <style:style style:name="P72" style:family="paragraph" style:parent-style-name="Heading_20_2">
      <style:text-properties officeooo:paragraph-rsid="00101f13"/>
    </style:style>
    <style:style style:name="P73" style:family="paragraph" style:parent-style-name="Heading_20_2" style:list-style-name="">
      <style:text-properties officeooo:rsid="00101f13" officeooo:paragraph-rsid="00101f13"/>
    </style:style>
    <style:style style:name="P74" style:family="paragraph" style:parent-style-name="Heading_20_2">
      <style:text-properties officeooo:rsid="00101f13" officeooo:paragraph-rsid="00113c68"/>
    </style:style>
    <style:style style:name="P75" style:family="paragraph" style:parent-style-name="Heading_20_2">
      <style:text-properties officeooo:rsid="00101f13" officeooo:paragraph-rsid="00101f13"/>
    </style:style>
    <style:style style:name="P76" style:family="paragraph" style:parent-style-name="Heading_20_2">
      <style:text-properties officeooo:rsid="00113c68" officeooo:paragraph-rsid="00113c68"/>
    </style:style>
    <style:style style:name="P77" style:family="paragraph" style:parent-style-name="Heading_20_2">
      <style:text-properties officeooo:paragraph-rsid="00113c68"/>
    </style:style>
    <style:style style:name="P78" style:family="paragraph" style:parent-style-name="Heading_20_2">
      <style:text-properties officeooo:rsid="00907dcc" officeooo:paragraph-rsid="00907dcc"/>
    </style:style>
    <style:style style:name="P79" style:family="paragraph" style:parent-style-name="Heading_20_2">
      <style:text-properties officeooo:rsid="0092719c" officeooo:paragraph-rsid="0092719c"/>
    </style:style>
    <style:style style:name="P80" style:family="paragraph" style:parent-style-name="Heading_20_2">
      <style:text-properties officeooo:paragraph-rsid="0094cc8d"/>
    </style:style>
    <style:style style:name="P81" style:family="paragraph" style:parent-style-name="Heading_20_2">
      <style:paragraph-properties fo:break-before="page"/>
      <style:text-properties officeooo:rsid="00101f13" officeooo:paragraph-rsid="00101f13"/>
    </style:style>
    <style:style style:name="P82" style:family="paragraph" style:parent-style-name="Heading_20_3">
      <style:text-properties officeooo:rsid="00113c68" officeooo:paragraph-rsid="00113c68"/>
    </style:style>
    <style:style style:name="P83" style:family="paragraph" style:parent-style-name="Heading_20_3">
      <style:text-properties officeooo:rsid="00907dcc" officeooo:paragraph-rsid="00907dcc"/>
    </style:style>
    <style:style style:name="P84" style:family="paragraph" style:parent-style-name="Heading_20_3">
      <style:text-properties officeooo:rsid="0092719c" officeooo:paragraph-rsid="0092719c"/>
    </style:style>
    <style:style style:name="P85" style:family="paragraph" style:parent-style-name="Heading_20_3">
      <style:text-properties officeooo:paragraph-rsid="0092719c"/>
    </style:style>
    <style:style style:name="P86" style:family="paragraph" style:parent-style-name="Text_20_body" style:list-style-name="L1">
      <style:text-properties officeooo:paragraph-rsid="0050552f"/>
    </style:style>
    <style:style style:name="P87" style:family="paragraph" style:parent-style-name="Text_20_body" style:list-style-name="L1">
      <style:text-properties officeooo:rsid="0050552f" officeooo:paragraph-rsid="0050552f"/>
    </style:style>
    <style:style style:name="P88" style:family="paragraph" style:parent-style-name="Text_20_body" style:list-style-name="L2">
      <style:text-properties officeooo:paragraph-rsid="00101f13"/>
    </style:style>
    <style:style style:name="P89" style:family="paragraph" style:parent-style-name="Text_20_body" style:list-style-name="L3">
      <style:text-properties officeooo:rsid="006f51df" officeooo:paragraph-rsid="006f51df"/>
    </style:style>
    <style:style style:name="P90" style:family="paragraph" style:parent-style-name="Text_20_body" style:list-style-name="L4">
      <style:paragraph-properties fo:text-align="start" style:justify-single-word="false"/>
      <style:text-properties officeooo:rsid="006f51df" officeooo:paragraph-rsid="006f51df"/>
    </style:style>
    <style:style style:name="P91" style:family="paragraph" style:parent-style-name="Text_20_body" style:list-style-name="L5">
      <style:text-properties officeooo:paragraph-rsid="0011b6bc"/>
    </style:style>
    <style:style style:name="P92" style:family="paragraph" style:parent-style-name="Text_20_body" style:list-style-name="L5">
      <style:text-properties officeooo:paragraph-rsid="0013aa9d"/>
    </style:style>
    <style:style style:name="P93" style:family="paragraph" style:parent-style-name="Text_20_body" style:list-style-name="L5">
      <style:text-properties officeooo:rsid="0011b6bc" officeooo:paragraph-rsid="0013aa9d"/>
    </style:style>
    <style:style style:name="P94" style:family="paragraph" style:parent-style-name="Text_20_body" style:list-style-name="L6">
      <style:text-properties officeooo:paragraph-rsid="001561d0"/>
    </style:style>
    <style:style style:name="P95" style:family="paragraph" style:parent-style-name="Text_20_body" style:list-style-name="L6">
      <style:paragraph-properties fo:text-align="justify" style:justify-single-word="false"/>
      <style:text-properties officeooo:paragraph-rsid="0014962c"/>
    </style:style>
    <style:style style:name="P96" style:family="paragraph" style:parent-style-name="Text_20_body" style:list-style-name="L6">
      <style:text-properties officeooo:rsid="0016eae1" officeooo:paragraph-rsid="0016eae1"/>
    </style:style>
    <style:style style:name="P97" style:family="paragraph" style:parent-style-name="Text_20_body" style:list-style-name="L7">
      <style:text-properties officeooo:paragraph-rsid="001d6a12"/>
    </style:style>
    <style:style style:name="P98" style:family="paragraph" style:parent-style-name="Text_20_body" style:list-style-name="L7">
      <style:text-properties officeooo:rsid="001d6a12" officeooo:paragraph-rsid="001d6a12"/>
    </style:style>
    <style:style style:name="P99" style:family="paragraph" style:parent-style-name="Text_20_body" style:list-style-name="L7">
      <style:text-properties officeooo:rsid="001e060d" officeooo:paragraph-rsid="001e060d"/>
    </style:style>
    <style:style style:name="P100" style:family="paragraph" style:parent-style-name="Text_20_body" style:list-style-name="L8">
      <style:text-properties officeooo:paragraph-rsid="0022ba64"/>
    </style:style>
    <style:style style:name="P101" style:family="paragraph" style:parent-style-name="Text_20_body" style:list-style-name="L8">
      <style:text-properties officeooo:rsid="001a3073" officeooo:paragraph-rsid="0022ba64"/>
    </style:style>
    <style:style style:name="P102" style:family="paragraph" style:parent-style-name="Text_20_body" style:list-style-name="L9">
      <style:text-properties officeooo:paragraph-rsid="00352f60"/>
    </style:style>
    <style:style style:name="P103" style:family="paragraph" style:parent-style-name="Text_20_body" style:list-style-name="L9">
      <style:text-properties officeooo:rsid="00358463" officeooo:paragraph-rsid="00358463"/>
    </style:style>
    <style:style style:name="P104" style:family="paragraph" style:parent-style-name="Text_20_body" style:list-style-name="L10">
      <style:text-properties officeooo:rsid="0063c0d8" officeooo:paragraph-rsid="0063c0d8"/>
    </style:style>
    <style:style style:name="P105" style:family="paragraph" style:parent-style-name="Text_20_body" style:list-style-name="L11">
      <style:text-properties officeooo:rsid="0063c0d8" officeooo:paragraph-rsid="0063c0d8"/>
    </style:style>
    <style:style style:name="P106" style:family="paragraph" style:parent-style-name="Text_20_body">
      <style:text-properties officeooo:rsid="0076d912" officeooo:paragraph-rsid="0076d912"/>
    </style:style>
    <style:style style:name="P107" style:family="paragraph" style:parent-style-name="Text_20_body" style:list-style-name="L12">
      <style:text-properties officeooo:paragraph-rsid="007a487b"/>
    </style:style>
    <style:style style:name="P108" style:family="paragraph" style:parent-style-name="Text_20_body" style:list-style-name="L12">
      <style:text-properties officeooo:rsid="007a487b" officeooo:paragraph-rsid="007a487b"/>
    </style:style>
    <style:style style:name="P109" style:family="paragraph" style:parent-style-name="Text_20_body" style:list-style-name="L12">
      <style:text-properties officeooo:rsid="007c13de" officeooo:paragraph-rsid="007c13de"/>
    </style:style>
    <style:style style:name="P110" style:family="paragraph" style:parent-style-name="Text_20_body">
      <style:text-properties officeooo:rsid="00859a84" officeooo:paragraph-rsid="008aa597"/>
    </style:style>
    <style:style style:name="P111" style:family="paragraph" style:parent-style-name="Text_20_body">
      <style:text-properties officeooo:paragraph-rsid="0086f3d5"/>
    </style:style>
    <style:style style:name="P112" style:family="paragraph" style:parent-style-name="Text_20_body">
      <style:text-properties officeooo:paragraph-rsid="00893842"/>
    </style:style>
    <style:style style:name="P113" style:family="paragraph" style:parent-style-name="Text_20_body" style:list-style-name="L13">
      <style:text-properties officeooo:paragraph-rsid="008aa597"/>
    </style:style>
    <style:style style:name="P114" style:family="paragraph" style:parent-style-name="Text_20_body" style:list-style-name="L13">
      <style:text-properties officeooo:rsid="008aa597" officeooo:paragraph-rsid="008aa597"/>
    </style:style>
    <style:style style:name="P115" style:family="paragraph" style:parent-style-name="Text_20_body">
      <style:text-properties officeooo:paragraph-rsid="008aa597"/>
    </style:style>
    <style:style style:name="P116" style:family="paragraph" style:parent-style-name="Text_20_body">
      <style:text-properties officeooo:paragraph-rsid="0092719c"/>
    </style:style>
    <style:style style:name="P117" style:family="paragraph">
      <loext:graphic-properties draw:fill="gradient" draw:fill-color="#ffffff" draw:fill-gradient-name="Gradient_20_1"/>
      <style:paragraph-properties fo:text-align="center" style:writing-mode="lr-tb"/>
    </style:style>
    <style:style style:name="P118" style:family="paragraph">
      <loext:graphic-properties draw:fill="solid" draw:fill-color="#1f1a17"/>
      <style:paragraph-properties style:writing-mode="lr-tb"/>
    </style:style>
    <style:style style:name="P119" style:family="paragraph">
      <loext:graphic-properties draw:fill="solid" draw:fill-color="#221d1b"/>
      <style:paragraph-properties style:writing-mode="lr-tb"/>
    </style:style>
    <style:style style:name="P120" style:family="paragraph">
      <loext:graphic-properties draw:fill="solid" draw:fill-color="#26211f"/>
      <style:paragraph-properties style:writing-mode="lr-tb"/>
    </style:style>
    <style:style style:name="P121" style:family="paragraph">
      <loext:graphic-properties draw:fill="solid" draw:fill-color="#282422"/>
      <style:paragraph-properties style:writing-mode="lr-tb"/>
    </style:style>
    <style:style style:name="P122" style:family="paragraph">
      <loext:graphic-properties draw:fill="solid" draw:fill-color="#2c2726"/>
      <style:paragraph-properties style:writing-mode="lr-tb"/>
    </style:style>
    <style:style style:name="P123" style:family="paragraph">
      <loext:graphic-properties draw:fill="solid" draw:fill-color="#2e2a27"/>
      <style:paragraph-properties style:writing-mode="lr-tb"/>
    </style:style>
    <style:style style:name="P124" style:family="paragraph">
      <loext:graphic-properties draw:fill="solid" draw:fill-color="#302c2b"/>
      <style:paragraph-properties style:writing-mode="lr-tb"/>
    </style:style>
    <style:style style:name="P125" style:family="paragraph">
      <loext:graphic-properties draw:fill="solid" draw:fill-color="#33302e"/>
      <style:paragraph-properties style:writing-mode="lr-tb"/>
    </style:style>
    <style:style style:name="P126" style:family="paragraph">
      <loext:graphic-properties draw:fill="solid" draw:fill-color="#35322f"/>
      <style:paragraph-properties style:writing-mode="lr-tb"/>
    </style:style>
    <style:style style:name="P127" style:family="paragraph">
      <loext:graphic-properties draw:fill="solid" draw:fill-color="#373432"/>
      <style:paragraph-properties style:writing-mode="lr-tb"/>
    </style:style>
    <style:style style:name="P128" style:family="paragraph">
      <loext:graphic-properties draw:fill="solid" draw:fill-color="#393633"/>
      <style:paragraph-properties style:writing-mode="lr-tb"/>
    </style:style>
    <style:style style:name="P129" style:family="paragraph">
      <loext:graphic-properties draw:fill="solid" draw:fill-color="#3c3836"/>
      <style:paragraph-properties style:writing-mode="lr-tb"/>
    </style:style>
    <style:style style:name="P130" style:family="paragraph">
      <loext:graphic-properties draw:fill="solid" draw:fill-color="#3e3a39"/>
      <style:paragraph-properties style:writing-mode="lr-tb"/>
    </style:style>
    <style:style style:name="P131" style:family="paragraph">
      <loext:graphic-properties draw:fill="solid" draw:fill-color="#3f3c3a"/>
      <style:paragraph-properties style:writing-mode="lr-tb"/>
    </style:style>
    <style:style style:name="P132" style:family="paragraph">
      <loext:graphic-properties draw:fill="solid" draw:fill-color="#413e3c"/>
      <style:paragraph-properties style:writing-mode="lr-tb"/>
    </style:style>
    <style:style style:name="P133" style:family="paragraph">
      <loext:graphic-properties draw:fill="solid" draw:fill-color="#43403e"/>
      <style:paragraph-properties style:writing-mode="lr-tb"/>
    </style:style>
    <style:style style:name="P134" style:family="paragraph">
      <loext:graphic-properties draw:fill="solid" draw:fill-color="#464341"/>
      <style:paragraph-properties style:writing-mode="lr-tb"/>
    </style:style>
    <style:style style:name="P135" style:family="paragraph">
      <loext:graphic-properties draw:fill="solid" draw:fill-color="#484544"/>
      <style:paragraph-properties style:writing-mode="lr-tb"/>
    </style:style>
    <style:style style:name="P136" style:family="paragraph">
      <loext:graphic-properties draw:fill="solid" draw:fill-color="#4a4745"/>
      <style:paragraph-properties style:writing-mode="lr-tb"/>
    </style:style>
    <style:style style:name="P137" style:family="paragraph">
      <loext:graphic-properties draw:fill="solid" draw:fill-color="#4d4a48"/>
      <style:paragraph-properties style:writing-mode="lr-tb"/>
    </style:style>
    <style:style style:name="P138" style:family="paragraph">
      <loext:graphic-properties draw:fill="solid" draw:fill-color="#4e4b4a"/>
      <style:paragraph-properties style:writing-mode="lr-tb"/>
    </style:style>
    <style:style style:name="P139" style:family="paragraph">
      <loext:graphic-properties draw:fill="solid" draw:fill-color="#514e4c"/>
      <style:paragraph-properties style:writing-mode="lr-tb"/>
    </style:style>
    <style:style style:name="P140" style:family="paragraph">
      <loext:graphic-properties draw:fill="solid" draw:fill-color="#53504e"/>
      <style:paragraph-properties style:writing-mode="lr-tb"/>
    </style:style>
    <style:style style:name="P141" style:family="paragraph">
      <loext:graphic-properties draw:fill="solid" draw:fill-color="#545250"/>
      <style:paragraph-properties style:writing-mode="lr-tb"/>
    </style:style>
    <style:style style:name="P142" style:family="paragraph">
      <loext:graphic-properties draw:fill="solid" draw:fill-color="#565452"/>
      <style:paragraph-properties style:writing-mode="lr-tb"/>
    </style:style>
    <style:style style:name="P143" style:family="paragraph">
      <loext:graphic-properties draw:fill="solid" draw:fill-color="#585554"/>
      <style:paragraph-properties style:writing-mode="lr-tb"/>
    </style:style>
    <style:style style:name="P144" style:family="paragraph">
      <loext:graphic-properties draw:fill="solid" draw:fill-color="#5a5756"/>
      <style:paragraph-properties style:writing-mode="lr-tb"/>
    </style:style>
    <style:style style:name="P145" style:family="paragraph">
      <loext:graphic-properties draw:fill="solid" draw:fill-color="#5b5957"/>
      <style:paragraph-properties style:writing-mode="lr-tb"/>
    </style:style>
    <style:style style:name="P146" style:family="paragraph">
      <loext:graphic-properties draw:fill="solid" draw:fill-color="#5d5a59"/>
      <style:paragraph-properties style:writing-mode="lr-tb"/>
    </style:style>
    <style:style style:name="P147" style:family="paragraph">
      <loext:graphic-properties draw:fill="solid" draw:fill-color="#5f5d5c"/>
      <style:paragraph-properties style:writing-mode="lr-tb"/>
    </style:style>
    <style:style style:name="P148" style:family="paragraph">
      <loext:graphic-properties draw:fill="solid" draw:fill-color="#615e5d"/>
      <style:paragraph-properties style:writing-mode="lr-tb"/>
    </style:style>
    <style:style style:name="P149" style:family="paragraph">
      <loext:graphic-properties draw:fill="solid" draw:fill-color="#636160"/>
      <style:paragraph-properties style:writing-mode="lr-tb"/>
    </style:style>
    <style:style style:name="P150" style:family="paragraph">
      <loext:graphic-properties draw:fill="solid" draw:fill-color="#656261"/>
      <style:paragraph-properties style:writing-mode="lr-tb"/>
    </style:style>
    <style:style style:name="P151" style:family="paragraph">
      <loext:graphic-properties draw:fill="solid" draw:fill-color="#676563"/>
      <style:paragraph-properties style:writing-mode="lr-tb"/>
    </style:style>
    <style:style style:name="P152" style:family="paragraph">
      <loext:graphic-properties draw:fill="solid" draw:fill-color="#696766"/>
      <style:paragraph-properties style:writing-mode="lr-tb"/>
    </style:style>
    <style:style style:name="P153" style:family="paragraph">
      <loext:graphic-properties draw:fill="solid" draw:fill-color="#6a6867"/>
      <style:paragraph-properties style:writing-mode="lr-tb"/>
    </style:style>
    <style:style style:name="P154" style:family="paragraph">
      <loext:graphic-properties draw:fill="solid" draw:fill-color="#6c6a69"/>
      <style:paragraph-properties style:writing-mode="lr-tb"/>
    </style:style>
    <style:style style:name="P155" style:family="paragraph">
      <loext:graphic-properties draw:fill="solid" draw:fill-color="#6e6c6b"/>
      <style:paragraph-properties style:writing-mode="lr-tb"/>
    </style:style>
    <style:style style:name="P156" style:family="paragraph">
      <loext:graphic-properties draw:fill="solid" draw:fill-color="#706e6d"/>
      <style:paragraph-properties style:writing-mode="lr-tb"/>
    </style:style>
    <style:style style:name="P157" style:family="paragraph">
      <loext:graphic-properties draw:fill="solid" draw:fill-color="#71706f"/>
      <style:paragraph-properties style:writing-mode="lr-tb"/>
    </style:style>
    <style:style style:name="P158" style:family="paragraph">
      <loext:graphic-properties draw:fill="solid" draw:fill-color="#737170"/>
      <style:paragraph-properties style:writing-mode="lr-tb"/>
    </style:style>
    <style:style style:name="P159" style:family="paragraph">
      <loext:graphic-properties draw:fill="solid" draw:fill-color="#757372"/>
      <style:paragraph-properties style:writing-mode="lr-tb"/>
    </style:style>
    <style:style style:name="P160" style:family="paragraph">
      <loext:graphic-properties draw:fill="solid" draw:fill-color="#767473"/>
      <style:paragraph-properties style:writing-mode="lr-tb"/>
    </style:style>
    <style:style style:name="P161" style:family="paragraph">
      <loext:graphic-properties draw:fill="solid" draw:fill-color="#787676"/>
      <style:paragraph-properties style:writing-mode="lr-tb"/>
    </style:style>
    <style:style style:name="P162" style:family="paragraph">
      <loext:graphic-properties draw:fill="solid" draw:fill-color="#7a7978"/>
      <style:paragraph-properties style:writing-mode="lr-tb"/>
    </style:style>
    <style:style style:name="P163" style:family="paragraph">
      <loext:graphic-properties draw:fill="solid" draw:fill-color="#7c7a79"/>
      <style:paragraph-properties style:writing-mode="lr-tb"/>
    </style:style>
    <style:style style:name="P164" style:family="paragraph">
      <loext:graphic-properties draw:fill="solid" draw:fill-color="#7e7d7c"/>
      <style:paragraph-properties style:writing-mode="lr-tb"/>
    </style:style>
    <style:style style:name="P165" style:family="paragraph">
      <loext:graphic-properties draw:fill="solid" draw:fill-color="#7f7e7d"/>
      <style:paragraph-properties style:writing-mode="lr-tb"/>
    </style:style>
    <style:style style:name="P166" style:family="paragraph">
      <loext:graphic-properties draw:fill="solid" draw:fill-color="#82807f"/>
      <style:paragraph-properties style:writing-mode="lr-tb"/>
    </style:style>
    <style:style style:name="P167" style:family="paragraph">
      <loext:graphic-properties draw:fill="solid" draw:fill-color="#848282"/>
      <style:paragraph-properties style:writing-mode="lr-tb"/>
    </style:style>
    <style:style style:name="P168" style:family="paragraph">
      <loext:graphic-properties draw:fill="none" draw:fill-color="#99cc00"/>
      <style:paragraph-properties fo:text-align="center" style:writing-mode="lr-tb"/>
    </style:style>
    <style:style style:name="P169" style:family="paragraph">
      <loext:graphic-properties draw:fill="solid" draw:fill-color="#8b0002"/>
      <style:paragraph-properties style:writing-mode="lr-tb"/>
    </style:style>
    <style:style style:name="P170" style:family="paragraph">
      <loext:graphic-properties draw:fill="solid" draw:fill-color="#969696" draw:opacity="100%"/>
      <style:paragraph-properties style:writing-mode="lr-tb"/>
    </style:style>
    <style:style style:name="P171" style:family="paragraph">
      <loext:graphic-properties draw:fill="solid" draw:fill-color="#8b0002" draw:opacity="100%"/>
      <style:paragraph-properties style:writing-mode="lr-tb"/>
    </style:style>
    <style:style style:name="P172"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5"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officeooo:rsid="0046097f"/>
    </style:style>
    <style:style style:name="T64" style:family="text">
      <style:text-properties officeooo:rsid="004d0281"/>
    </style:style>
    <style:style style:name="T65" style:family="text">
      <style:text-properties officeooo:rsid="00545f91"/>
    </style:style>
    <style:style style:name="T66" style:family="text">
      <style:text-properties officeooo:rsid="00556e33"/>
    </style:style>
    <style:style style:name="T67" style:family="text">
      <style:text-properties officeooo:rsid="00566974"/>
    </style:style>
    <style:style style:name="T68" style:family="text">
      <style:text-properties officeooo:rsid="00570226"/>
    </style:style>
    <style:style style:name="T69" style:family="text">
      <style:text-properties officeooo:rsid="0058d036"/>
    </style:style>
    <style:style style:name="T70" style:family="text">
      <style:text-properties officeooo:rsid="005983ad"/>
    </style:style>
    <style:style style:name="T71" style:family="text">
      <style:text-properties officeooo:rsid="0059dbb2"/>
    </style:style>
    <style:style style:name="T72" style:family="text">
      <style:text-properties officeooo:rsid="005b08a9"/>
    </style:style>
    <style:style style:name="T73" style:family="text">
      <style:text-properties officeooo:rsid="005c384b"/>
    </style:style>
    <style:style style:name="T74" style:family="text">
      <style:text-properties officeooo:rsid="005e8bdd"/>
    </style:style>
    <style:style style:name="T75" style:family="text">
      <style:text-properties officeooo:rsid="00607cf9"/>
    </style:style>
    <style:style style:name="T76" style:family="text">
      <style:text-properties officeooo:rsid="0060aaac"/>
    </style:style>
    <style:style style:name="T77" style:family="text">
      <style:text-properties officeooo:rsid="0061d5f9"/>
    </style:style>
    <style:style style:name="T78" style:family="text">
      <style:text-properties officeooo:rsid="0063c0d8"/>
    </style:style>
    <style:style style:name="T79" style:family="text">
      <style:text-properties officeooo:rsid="00674cce"/>
    </style:style>
    <style:style style:name="T80" style:family="text">
      <style:text-properties officeooo:rsid="006be6e0"/>
    </style:style>
    <style:style style:name="T81" style:family="text">
      <style:text-properties officeooo:rsid="006cb3cd"/>
    </style:style>
    <style:style style:name="T82" style:family="text">
      <style:text-properties officeooo:rsid="006ddac1"/>
    </style:style>
    <style:style style:name="T83" style:family="text">
      <style:text-properties officeooo:rsid="006e3927"/>
    </style:style>
    <style:style style:name="T84" style:family="text">
      <style:text-properties officeooo:rsid="006e5d8d"/>
    </style:style>
    <style:style style:name="T85" style:family="text">
      <style:text-properties officeooo:rsid="006f51df"/>
    </style:style>
    <style:style style:name="T86" style:family="text">
      <style:text-properties officeooo:rsid="006f76a6"/>
    </style:style>
    <style:style style:name="T87" style:family="text">
      <style:text-properties officeooo:rsid="00715a86"/>
    </style:style>
    <style:style style:name="T88" style:family="text">
      <style:text-properties officeooo:rsid="00731e08"/>
    </style:style>
    <style:style style:name="T89" style:family="text">
      <style:text-properties officeooo:rsid="00749686"/>
    </style:style>
    <style:style style:name="T90" style:family="text">
      <style:text-properties officeooo:rsid="00760044"/>
    </style:style>
    <style:style style:name="T91" style:family="text">
      <style:text-properties officeooo:rsid="0076d912"/>
    </style:style>
    <style:style style:name="T92" style:family="text">
      <style:text-properties officeooo:rsid="00770a88"/>
    </style:style>
    <style:style style:name="T93" style:family="text">
      <style:text-properties officeooo:rsid="007825d9"/>
    </style:style>
    <style:style style:name="T94" style:family="text">
      <style:text-properties officeooo:rsid="0078c3a5"/>
    </style:style>
    <style:style style:name="T95" style:family="text">
      <style:text-properties officeooo:rsid="00708481"/>
    </style:style>
    <style:style style:name="T96" style:family="text">
      <style:text-properties officeooo:rsid="007a487b"/>
    </style:style>
    <style:style style:name="T97" style:family="text">
      <style:text-properties officeooo:rsid="007c13de"/>
    </style:style>
    <style:style style:name="T98" style:family="text">
      <style:text-properties officeooo:rsid="007daa15"/>
    </style:style>
    <style:style style:name="T99" style:family="text">
      <style:text-properties officeooo:rsid="007ec2b6"/>
    </style:style>
    <style:style style:name="T100" style:family="text">
      <style:text-properties officeooo:rsid="007f1b86"/>
    </style:style>
    <style:style style:name="T101" style:family="text">
      <style:text-properties officeooo:rsid="00804464"/>
    </style:style>
    <style:style style:name="T102" style:family="text">
      <style:text-properties officeooo:rsid="00846a7f"/>
    </style:style>
    <style:style style:name="T103" style:family="text">
      <style:text-properties officeooo:rsid="0084c979"/>
    </style:style>
    <style:style style:name="T104" style:family="text">
      <style:text-properties officeooo:rsid="00859a84"/>
    </style:style>
    <style:style style:name="T105" style:family="text">
      <style:text-properties officeooo:rsid="0085aeb5"/>
    </style:style>
    <style:style style:name="T106" style:family="text">
      <style:text-properties officeooo:rsid="00861a22"/>
    </style:style>
    <style:style style:name="T107" style:family="text">
      <style:text-properties officeooo:rsid="0086f3d5"/>
    </style:style>
    <style:style style:name="T108" style:family="text">
      <style:text-properties officeooo:rsid="0088dca7"/>
    </style:style>
    <style:style style:name="T109" style:family="text">
      <style:text-properties officeooo:rsid="00893842"/>
    </style:style>
    <style:style style:name="T110" style:family="text">
      <style:text-properties officeooo:rsid="008aa597"/>
    </style:style>
    <style:style style:name="T111" style:family="text">
      <style:text-properties officeooo:rsid="008b41f9"/>
    </style:style>
    <style:style style:name="T112" style:family="text">
      <style:text-properties officeooo:rsid="0092719c"/>
    </style:style>
    <style:style style:name="T113" style:family="text">
      <style:text-properties officeooo:rsid="0094cc8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g text:anchor-type="char" draw:z-index="0" draw:name="Kształt1" draw:style-name="gr1"><draw:rect draw:style-name="gr55" draw:text-style-name="P168" svg:width="2.2cm" svg:height="3.534cm" svg:x="0.61cm" svg:y="0.651cm"><text:p/></draw:rect><draw:g draw:style-name="gr3"><draw:custom-shape draw:style-name="gr56" draw:text-style-name="P169" svg:width="2.2cm" svg:height="3.492cm" svg:x="0.61cm" svg:y="0.651cm"><text:p/><draw:enhanced-geometry svg:viewBox="0 0 21600 21600" draw:type="rectangle" draw:enhanced-path="M 0 0 L 21600 0 21600 21600 0 21600 0 0 Z N"/></draw:custom-shape><draw:custom-shape draw:style-name="gr57" draw:text-style-name="P170"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70"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71"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70"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70"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69" svg:width="0.414cm" svg:height="0.135cm" svg:x="1.522cm" svg:y="2.216cm"><text:p/><draw:enhanced-geometry svg:viewBox="0 0 21600 21600" draw:type="rectangle" draw:enhanced-path="M 0 0 L 21600 0 21600 21600 0 21600 0 0 Z N"/></draw:custom-shape><draw:custom-shape draw:style-name="gr63" draw:text-style-name="P170"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70"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70"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71"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70"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72"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17" svg:width="2.2cm" svg:height="24.605cm" svg:x="0.612cm" svg:y="4.184cm"><text:p/></draw:rect><draw:g draw:style-name="gr3"><draw:custom-shape draw:style-name="gr4" draw:text-style-name="P118" svg:width="0.276cm" svg:height="0.041cm" svg:x="1.06cm" svg:y="28.443cm"><text:p/><draw:enhanced-geometry svg:viewBox="0 0 453 68" draw:type="non-primitive" draw:enhanced-path="M 66 0 L 453 68 0 68 66 0 Z N"/></draw:custom-shape><draw:custom-shape draw:style-name="gr5" draw:text-style-name="P119" svg:width="0.345cm" svg:height="0.066cm" svg:x="1.078cm" svg:y="28.418cm"><text:p/><draw:enhanced-geometry svg:viewBox="0 0 563 107" draw:type="non-primitive" draw:enhanced-path="M 171 107 L 0 77 75 0 563 86 543 107 171 107 Z N"/></draw:custom-shape><draw:custom-shape draw:style-name="gr6" draw:text-style-name="P120" svg:width="0.343cm" svg:height="0.091cm" svg:x="1.102cm" svg:y="28.393cm"><text:p/><draw:enhanced-geometry svg:viewBox="0 0 562 145" draw:type="non-primitive" draw:enhanced-path="M 387 145 L 0 77 74 0 562 86 505 145 387 145 Z N"/></draw:custom-shape><draw:custom-shape draw:style-name="gr7" draw:text-style-name="P121" svg:width="0.343cm" svg:height="0.1cm" svg:x="1.124cm" svg:y="28.37cm"><text:p/><draw:enhanced-geometry svg:viewBox="0 0 562 162" draw:type="non-primitive" draw:enhanced-path="M 488 162 L 0 76 73 0 562 86 488 162 Z N"/></draw:custom-shape><draw:custom-shape draw:style-name="gr8" draw:text-style-name="P122" svg:width="0.343cm" svg:height="0.1cm" svg:x="1.146cm" svg:y="28.346cm"><text:p/><draw:enhanced-geometry svg:viewBox="0 0 562 163" draw:type="non-primitive" draw:enhanced-path="M 488 163 L 0 77 74 0 562 86 488 163 Z N"/></draw:custom-shape><draw:custom-shape draw:style-name="gr9" draw:text-style-name="P123" svg:width="0.345cm" svg:height="0.098cm" svg:x="1.168cm" svg:y="28.325cm"><text:p/><draw:enhanced-geometry svg:viewBox="0 0 564 163" draw:type="non-primitive" draw:enhanced-path="M 489 163 L 0 77 75 0 564 86 489 163 Z N"/></draw:custom-shape><draw:custom-shape draw:style-name="gr10" draw:text-style-name="P124" svg:width="0.343cm" svg:height="0.1cm" svg:x="1.192cm" svg:y="28.3cm"><text:p/><draw:enhanced-geometry svg:viewBox="0 0 562 162" draw:type="non-primitive" draw:enhanced-path="M 488 162 L 0 76 74 0 562 86 488 162 Z N"/></draw:custom-shape><draw:custom-shape draw:style-name="gr11" draw:text-style-name="P125" svg:width="0.343cm" svg:height="0.098cm" svg:x="1.215cm" svg:y="28.279cm"><text:p/><draw:enhanced-geometry svg:viewBox="0 0 562 163" draw:type="non-primitive" draw:enhanced-path="M 489 163 L 0 77 74 0 562 86 489 163 Z N"/></draw:custom-shape><draw:custom-shape draw:style-name="gr12" draw:text-style-name="P126" svg:width="0.345cm" svg:height="0.1cm" svg:x="1.236cm" svg:y="28.254cm"><text:p/><draw:enhanced-geometry svg:viewBox="0 0 563 163" draw:type="non-primitive" draw:enhanced-path="M 488 163 L 0 77 74 0 563 86 488 163 Z N"/></draw:custom-shape><draw:custom-shape draw:style-name="gr13" draw:text-style-name="P127" svg:width="0.345cm" svg:height="0.1cm" svg:x="1.259cm" svg:y="28.229cm"><text:p/><draw:enhanced-geometry svg:viewBox="0 0 563 162" draw:type="non-primitive" draw:enhanced-path="M 488 162 L 0 76 74 0 563 86 488 162 Z N"/></draw:custom-shape><draw:custom-shape draw:style-name="gr14" draw:text-style-name="P128" svg:width="0.343cm" svg:height="0.098cm" svg:x="1.284cm" svg:y="28.206cm"><text:p/><draw:enhanced-geometry svg:viewBox="0 0 562 163" draw:type="non-primitive" draw:enhanced-path="M 489 163 L 0 77 75 0 562 86 489 163 Z N"/></draw:custom-shape><draw:custom-shape draw:style-name="gr15" draw:text-style-name="P129" svg:width="0.343cm" svg:height="0.1cm" svg:x="1.305cm" svg:y="28.183cm"><text:p/><draw:enhanced-geometry svg:viewBox="0 0 562 163" draw:type="non-primitive" draw:enhanced-path="M 489 163 L 0 77 74 0 562 86 489 163 Z N"/></draw:custom-shape><draw:custom-shape draw:style-name="gr16" draw:text-style-name="P130" svg:width="0.345cm" svg:height="0.098cm" svg:x="1.328cm" svg:y="28.161cm"><text:p/><draw:enhanced-geometry svg:viewBox="0 0 562 162" draw:type="non-primitive" draw:enhanced-path="M 487 162 L 0 76 73 0 562 86 487 162 Z N"/></draw:custom-shape><draw:custom-shape draw:style-name="gr17" draw:text-style-name="P131" svg:width="0.345cm" svg:height="0.1cm" svg:x="1.349cm" svg:y="28.136cm"><text:p/><draw:enhanced-geometry svg:viewBox="0 0 563 163" draw:type="non-primitive" draw:enhanced-path="M 488 163 L 0 77 75 0 563 86 488 163 Z N"/></draw:custom-shape><draw:custom-shape draw:style-name="gr18" draw:text-style-name="P132" svg:width="0.343cm" svg:height="0.098cm" svg:x="1.374cm" svg:y="28.115cm"><text:p/><draw:enhanced-geometry svg:viewBox="0 0 562 163" draw:type="non-primitive" draw:enhanced-path="M 489 163 L 0 77 75 0 562 86 489 163 Z N"/></draw:custom-shape><draw:custom-shape draw:style-name="gr19" draw:text-style-name="P133" svg:width="0.345cm" svg:height="0.1cm" svg:x="1.397cm" svg:y="28.09cm"><text:p/><draw:enhanced-geometry svg:viewBox="0 0 562 163" draw:type="non-primitive" draw:enhanced-path="M 488 163 L 0 77 73 0 562 87 488 163 Z N"/></draw:custom-shape><draw:custom-shape draw:style-name="gr20" draw:text-style-name="P134" svg:width="0.345cm" svg:height="0.1cm" svg:x="1.418cm" svg:y="28.065cm"><text:p/><draw:enhanced-geometry svg:viewBox="0 0 562 164" draw:type="non-primitive" draw:enhanced-path="M 487 164 L 0 78 73 0 562 87 487 164 Z N"/></draw:custom-shape><draw:custom-shape draw:style-name="gr21" draw:text-style-name="P135" svg:width="0.345cm" svg:height="0.1cm" svg:x="1.441cm" svg:y="28.041cm"><text:p/><draw:enhanced-geometry svg:viewBox="0 0 563 164" draw:type="non-primitive" draw:enhanced-path="M 489 164 L 0 77 75 0 563 87 489 164 Z N"/></draw:custom-shape><draw:custom-shape draw:style-name="gr22" draw:text-style-name="P136" svg:width="0.343cm" svg:height="0.1cm" svg:x="1.464cm" svg:y="28.019cm"><text:p/><draw:enhanced-geometry svg:viewBox="0 0 564 163" draw:type="non-primitive" draw:enhanced-path="M 489 163 L 0 76 75 0 564 87 489 163 Z N"/></draw:custom-shape><draw:custom-shape draw:style-name="gr23" draw:text-style-name="P137" svg:width="0.345cm" svg:height="0.1cm" svg:x="1.487cm" svg:y="27.995cm"><text:p/><draw:enhanced-geometry svg:viewBox="0 0 562 164" draw:type="non-primitive" draw:enhanced-path="M 488 164 L 0 77 74 0 562 87 488 164 Z N"/></draw:custom-shape><draw:custom-shape draw:style-name="gr24" draw:text-style-name="P138" svg:width="0.345cm" svg:height="0.1cm" svg:x="1.508cm" svg:y="27.972cm"><text:p/><draw:enhanced-geometry svg:viewBox="0 0 562 164" draw:type="non-primitive" draw:enhanced-path="M 489 164 L 0 77 74 0 562 87 489 164 Z N"/></draw:custom-shape><draw:custom-shape draw:style-name="gr25" draw:text-style-name="P139" svg:width="0.345cm" svg:height="0.1cm" svg:x="1.531cm" svg:y="27.947cm"><text:p/><draw:enhanced-geometry svg:viewBox="0 0 563 163" draw:type="non-primitive" draw:enhanced-path="M 488 163 L 0 76 74 0 563 87 488 163 Z N"/></draw:custom-shape><draw:custom-shape draw:style-name="gr26" draw:text-style-name="P140" svg:width="0.343cm" svg:height="0.098cm" svg:x="1.557cm" svg:y="27.926cm"><text:p/><draw:enhanced-geometry svg:viewBox="0 0 563 164" draw:type="non-primitive" draw:enhanced-path="M 488 164 L 0 77 74 0 563 87 488 164 Z N"/></draw:custom-shape><draw:custom-shape draw:style-name="gr27" draw:text-style-name="P141" svg:width="0.345cm" svg:height="0.1cm" svg:x="1.577cm" svg:y="27.901cm"><text:p/><draw:enhanced-geometry svg:viewBox="0 0 562 164" draw:type="non-primitive" draw:enhanced-path="M 489 164 L 0 77 75 0 562 87 489 164 Z N"/></draw:custom-shape><draw:custom-shape draw:style-name="gr28" draw:text-style-name="P142" svg:width="0.345cm" svg:height="0.1cm" svg:x="1.6cm" svg:y="27.877cm"><text:p/><draw:enhanced-geometry svg:viewBox="0 0 562 163" draw:type="non-primitive" draw:enhanced-path="M 489 163 L 0 76 74 0 562 86 489 163 Z N"/></draw:custom-shape><draw:custom-shape draw:style-name="gr29" draw:text-style-name="P143" svg:width="0.343cm" svg:height="0.1cm" svg:x="1.624cm" svg:y="27.855cm"><text:p/><draw:enhanced-geometry svg:viewBox="0 0 562 164" draw:type="non-primitive" draw:enhanced-path="M 487 164 L 0 77 73 0 562 86 487 164 Z N"/></draw:custom-shape><draw:custom-shape draw:style-name="gr30" draw:text-style-name="P144" svg:width="0.343cm" svg:height="0.1cm" svg:x="1.646cm" svg:y="27.831cm"><text:p/><draw:enhanced-geometry svg:viewBox="0 0 563 163" draw:type="non-primitive" draw:enhanced-path="M 488 163 L 0 77 75 0 563 86 488 163 Z N"/></draw:custom-shape><draw:custom-shape draw:style-name="gr31" draw:text-style-name="P145" svg:width="0.345cm" svg:height="0.098cm" svg:x="1.669cm" svg:y="27.808cm"><text:p/><draw:enhanced-geometry svg:viewBox="0 0 562 162" draw:type="non-primitive" draw:enhanced-path="M 489 162 L 0 76 75 0 562 86 489 162 Z N"/></draw:custom-shape><draw:custom-shape draw:style-name="gr32" draw:text-style-name="P146" svg:width="0.345cm" svg:height="0.1cm" svg:x="1.69cm" svg:y="27.783cm"><text:p/><draw:enhanced-geometry svg:viewBox="0 0 562 163" draw:type="non-primitive" draw:enhanced-path="M 488 163 L 0 77 73 0 562 86 488 163 Z N"/></draw:custom-shape><draw:custom-shape draw:style-name="gr33" draw:text-style-name="P147" svg:width="0.343cm" svg:height="0.1cm" svg:x="1.714cm" svg:y="27.76cm"><text:p/><draw:enhanced-geometry svg:viewBox="0 0 562 163" draw:type="non-primitive" draw:enhanced-path="M 487 163 L 0 77 73 0 562 86 487 163 Z N"/></draw:custom-shape><draw:custom-shape draw:style-name="gr34" draw:text-style-name="P148" svg:width="0.343cm" svg:height="0.08cm" svg:x="1.737cm" svg:y="27.757cm"><text:p/><draw:enhanced-geometry svg:viewBox="0 0 563 129" draw:type="non-primitive" draw:enhanced-path="M 489 129 L 0 43 42 0 266 0 563 53 489 129 Z N"/></draw:custom-shape><draw:custom-shape draw:style-name="gr35" draw:text-style-name="P149" svg:width="0.345cm" svg:height="0.055cm" svg:x="1.759cm" svg:y="27.757cm"><text:p/><draw:enhanced-geometry svg:viewBox="0 0 564 91" draw:type="non-primitive" draw:enhanced-path="M 489 91 L 0 5 5 0 482 0 564 14 489 91 Z N"/></draw:custom-shape><draw:custom-shape draw:style-name="gr36" draw:text-style-name="P150" svg:width="0.212cm" svg:height="0.033cm" svg:x="1.898cm" svg:y="27.757cm"><text:p/><draw:enhanced-geometry svg:viewBox="0 0 348 53" draw:type="non-primitive" draw:enhanced-path="M 297 53 L 0 0 348 0 297 53 Z N"/></draw:custom-shape><draw:custom-shape draw:style-name="gr37" draw:text-style-name="P151"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2"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3"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4"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55"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56"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57"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58"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59"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0"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1"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2"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3"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4"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65"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66"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67"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18"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58"/>
      <text:p text:style-name="P57"/>
      <text:p text:style-name="P57"/>
      <text:p text:style-name="P57"/>
      <text:p text:style-name="P8"><draw:g text:anchor-type="char" draw:z-index="2" draw:name="Kształt3" draw:style-name="gr1"><draw:rect draw:style-name="gr2" draw:text-style-name="P117" svg:width="2.2cm" svg:height="24.605cm" svg:x="0.612cm" svg:y="4.184cm"><text:p/></draw:rect><draw:g draw:style-name="gr3"><draw:custom-shape draw:style-name="gr4" draw:text-style-name="P118" svg:width="0.276cm" svg:height="0.041cm" svg:x="1.06cm" svg:y="28.443cm"><text:p/><draw:enhanced-geometry svg:viewBox="0 0 453 68" draw:type="non-primitive" draw:enhanced-path="M 66 0 L 453 68 0 68 66 0 Z N"/></draw:custom-shape><draw:custom-shape draw:style-name="gr5" draw:text-style-name="P119" svg:width="0.345cm" svg:height="0.066cm" svg:x="1.078cm" svg:y="28.418cm"><text:p/><draw:enhanced-geometry svg:viewBox="0 0 563 107" draw:type="non-primitive" draw:enhanced-path="M 171 107 L 0 77 75 0 563 86 543 107 171 107 Z N"/></draw:custom-shape><draw:custom-shape draw:style-name="gr6" draw:text-style-name="P120" svg:width="0.343cm" svg:height="0.091cm" svg:x="1.102cm" svg:y="28.393cm"><text:p/><draw:enhanced-geometry svg:viewBox="0 0 562 145" draw:type="non-primitive" draw:enhanced-path="M 387 145 L 0 77 74 0 562 86 505 145 387 145 Z N"/></draw:custom-shape><draw:custom-shape draw:style-name="gr7" draw:text-style-name="P121" svg:width="0.343cm" svg:height="0.1cm" svg:x="1.124cm" svg:y="28.37cm"><text:p/><draw:enhanced-geometry svg:viewBox="0 0 562 162" draw:type="non-primitive" draw:enhanced-path="M 488 162 L 0 76 73 0 562 86 488 162 Z N"/></draw:custom-shape><draw:custom-shape draw:style-name="gr8" draw:text-style-name="P122" svg:width="0.343cm" svg:height="0.1cm" svg:x="1.146cm" svg:y="28.346cm"><text:p/><draw:enhanced-geometry svg:viewBox="0 0 562 163" draw:type="non-primitive" draw:enhanced-path="M 488 163 L 0 77 74 0 562 86 488 163 Z N"/></draw:custom-shape><draw:custom-shape draw:style-name="gr9" draw:text-style-name="P123" svg:width="0.345cm" svg:height="0.098cm" svg:x="1.168cm" svg:y="28.325cm"><text:p/><draw:enhanced-geometry svg:viewBox="0 0 564 163" draw:type="non-primitive" draw:enhanced-path="M 489 163 L 0 77 75 0 564 86 489 163 Z N"/></draw:custom-shape><draw:custom-shape draw:style-name="gr10" draw:text-style-name="P124" svg:width="0.343cm" svg:height="0.1cm" svg:x="1.192cm" svg:y="28.3cm"><text:p/><draw:enhanced-geometry svg:viewBox="0 0 562 162" draw:type="non-primitive" draw:enhanced-path="M 488 162 L 0 76 74 0 562 86 488 162 Z N"/></draw:custom-shape><draw:custom-shape draw:style-name="gr11" draw:text-style-name="P125" svg:width="0.343cm" svg:height="0.098cm" svg:x="1.215cm" svg:y="28.279cm"><text:p/><draw:enhanced-geometry svg:viewBox="0 0 562 163" draw:type="non-primitive" draw:enhanced-path="M 489 163 L 0 77 74 0 562 86 489 163 Z N"/></draw:custom-shape><draw:custom-shape draw:style-name="gr12" draw:text-style-name="P126" svg:width="0.345cm" svg:height="0.1cm" svg:x="1.236cm" svg:y="28.254cm"><text:p/><draw:enhanced-geometry svg:viewBox="0 0 563 163" draw:type="non-primitive" draw:enhanced-path="M 488 163 L 0 77 74 0 563 86 488 163 Z N"/></draw:custom-shape><draw:custom-shape draw:style-name="gr13" draw:text-style-name="P127" svg:width="0.345cm" svg:height="0.1cm" svg:x="1.259cm" svg:y="28.229cm"><text:p/><draw:enhanced-geometry svg:viewBox="0 0 563 162" draw:type="non-primitive" draw:enhanced-path="M 488 162 L 0 76 74 0 563 86 488 162 Z N"/></draw:custom-shape><draw:custom-shape draw:style-name="gr14" draw:text-style-name="P128" svg:width="0.343cm" svg:height="0.098cm" svg:x="1.284cm" svg:y="28.206cm"><text:p/><draw:enhanced-geometry svg:viewBox="0 0 562 163" draw:type="non-primitive" draw:enhanced-path="M 489 163 L 0 77 75 0 562 86 489 163 Z N"/></draw:custom-shape><draw:custom-shape draw:style-name="gr15" draw:text-style-name="P129" svg:width="0.343cm" svg:height="0.1cm" svg:x="1.305cm" svg:y="28.183cm"><text:p/><draw:enhanced-geometry svg:viewBox="0 0 562 163" draw:type="non-primitive" draw:enhanced-path="M 489 163 L 0 77 74 0 562 86 489 163 Z N"/></draw:custom-shape><draw:custom-shape draw:style-name="gr16" draw:text-style-name="P130" svg:width="0.345cm" svg:height="0.098cm" svg:x="1.328cm" svg:y="28.161cm"><text:p/><draw:enhanced-geometry svg:viewBox="0 0 562 162" draw:type="non-primitive" draw:enhanced-path="M 487 162 L 0 76 73 0 562 86 487 162 Z N"/></draw:custom-shape><draw:custom-shape draw:style-name="gr17" draw:text-style-name="P131" svg:width="0.345cm" svg:height="0.1cm" svg:x="1.349cm" svg:y="28.136cm"><text:p/><draw:enhanced-geometry svg:viewBox="0 0 563 163" draw:type="non-primitive" draw:enhanced-path="M 488 163 L 0 77 75 0 563 86 488 163 Z N"/></draw:custom-shape><draw:custom-shape draw:style-name="gr18" draw:text-style-name="P132" svg:width="0.343cm" svg:height="0.098cm" svg:x="1.374cm" svg:y="28.115cm"><text:p/><draw:enhanced-geometry svg:viewBox="0 0 562 163" draw:type="non-primitive" draw:enhanced-path="M 489 163 L 0 77 75 0 562 86 489 163 Z N"/></draw:custom-shape><draw:custom-shape draw:style-name="gr19" draw:text-style-name="P133" svg:width="0.345cm" svg:height="0.1cm" svg:x="1.397cm" svg:y="28.09cm"><text:p/><draw:enhanced-geometry svg:viewBox="0 0 562 163" draw:type="non-primitive" draw:enhanced-path="M 488 163 L 0 77 73 0 562 87 488 163 Z N"/></draw:custom-shape><draw:custom-shape draw:style-name="gr20" draw:text-style-name="P134" svg:width="0.345cm" svg:height="0.1cm" svg:x="1.418cm" svg:y="28.065cm"><text:p/><draw:enhanced-geometry svg:viewBox="0 0 562 164" draw:type="non-primitive" draw:enhanced-path="M 487 164 L 0 78 73 0 562 87 487 164 Z N"/></draw:custom-shape><draw:custom-shape draw:style-name="gr21" draw:text-style-name="P135" svg:width="0.345cm" svg:height="0.1cm" svg:x="1.441cm" svg:y="28.041cm"><text:p/><draw:enhanced-geometry svg:viewBox="0 0 563 164" draw:type="non-primitive" draw:enhanced-path="M 489 164 L 0 77 75 0 563 87 489 164 Z N"/></draw:custom-shape><draw:custom-shape draw:style-name="gr22" draw:text-style-name="P136" svg:width="0.343cm" svg:height="0.1cm" svg:x="1.464cm" svg:y="28.019cm"><text:p/><draw:enhanced-geometry svg:viewBox="0 0 564 163" draw:type="non-primitive" draw:enhanced-path="M 489 163 L 0 76 75 0 564 87 489 163 Z N"/></draw:custom-shape><draw:custom-shape draw:style-name="gr23" draw:text-style-name="P137" svg:width="0.345cm" svg:height="0.1cm" svg:x="1.487cm" svg:y="27.995cm"><text:p/><draw:enhanced-geometry svg:viewBox="0 0 562 164" draw:type="non-primitive" draw:enhanced-path="M 488 164 L 0 77 74 0 562 87 488 164 Z N"/></draw:custom-shape><draw:custom-shape draw:style-name="gr24" draw:text-style-name="P138" svg:width="0.345cm" svg:height="0.1cm" svg:x="1.508cm" svg:y="27.972cm"><text:p/><draw:enhanced-geometry svg:viewBox="0 0 562 164" draw:type="non-primitive" draw:enhanced-path="M 489 164 L 0 77 74 0 562 87 489 164 Z N"/></draw:custom-shape><draw:custom-shape draw:style-name="gr25" draw:text-style-name="P139" svg:width="0.345cm" svg:height="0.1cm" svg:x="1.531cm" svg:y="27.947cm"><text:p/><draw:enhanced-geometry svg:viewBox="0 0 563 163" draw:type="non-primitive" draw:enhanced-path="M 488 163 L 0 76 74 0 563 87 488 163 Z N"/></draw:custom-shape><draw:custom-shape draw:style-name="gr26" draw:text-style-name="P140" svg:width="0.343cm" svg:height="0.098cm" svg:x="1.557cm" svg:y="27.926cm"><text:p/><draw:enhanced-geometry svg:viewBox="0 0 563 164" draw:type="non-primitive" draw:enhanced-path="M 488 164 L 0 77 74 0 563 87 488 164 Z N"/></draw:custom-shape><draw:custom-shape draw:style-name="gr27" draw:text-style-name="P141" svg:width="0.345cm" svg:height="0.1cm" svg:x="1.577cm" svg:y="27.901cm"><text:p/><draw:enhanced-geometry svg:viewBox="0 0 562 164" draw:type="non-primitive" draw:enhanced-path="M 489 164 L 0 77 75 0 562 87 489 164 Z N"/></draw:custom-shape><draw:custom-shape draw:style-name="gr28" draw:text-style-name="P142" svg:width="0.345cm" svg:height="0.1cm" svg:x="1.6cm" svg:y="27.877cm"><text:p/><draw:enhanced-geometry svg:viewBox="0 0 562 163" draw:type="non-primitive" draw:enhanced-path="M 489 163 L 0 76 74 0 562 86 489 163 Z N"/></draw:custom-shape><draw:custom-shape draw:style-name="gr29" draw:text-style-name="P143" svg:width="0.343cm" svg:height="0.1cm" svg:x="1.624cm" svg:y="27.855cm"><text:p/><draw:enhanced-geometry svg:viewBox="0 0 562 164" draw:type="non-primitive" draw:enhanced-path="M 487 164 L 0 77 73 0 562 86 487 164 Z N"/></draw:custom-shape><draw:custom-shape draw:style-name="gr30" draw:text-style-name="P144" svg:width="0.343cm" svg:height="0.1cm" svg:x="1.646cm" svg:y="27.831cm"><text:p/><draw:enhanced-geometry svg:viewBox="0 0 563 163" draw:type="non-primitive" draw:enhanced-path="M 488 163 L 0 77 75 0 563 86 488 163 Z N"/></draw:custom-shape><draw:custom-shape draw:style-name="gr31" draw:text-style-name="P145" svg:width="0.345cm" svg:height="0.098cm" svg:x="1.669cm" svg:y="27.808cm"><text:p/><draw:enhanced-geometry svg:viewBox="0 0 562 162" draw:type="non-primitive" draw:enhanced-path="M 489 162 L 0 76 75 0 562 86 489 162 Z N"/></draw:custom-shape><draw:custom-shape draw:style-name="gr32" draw:text-style-name="P146" svg:width="0.345cm" svg:height="0.1cm" svg:x="1.69cm" svg:y="27.783cm"><text:p/><draw:enhanced-geometry svg:viewBox="0 0 562 163" draw:type="non-primitive" draw:enhanced-path="M 488 163 L 0 77 73 0 562 86 488 163 Z N"/></draw:custom-shape><draw:custom-shape draw:style-name="gr33" draw:text-style-name="P147" svg:width="0.343cm" svg:height="0.1cm" svg:x="1.714cm" svg:y="27.76cm"><text:p/><draw:enhanced-geometry svg:viewBox="0 0 562 163" draw:type="non-primitive" draw:enhanced-path="M 487 163 L 0 77 73 0 562 86 487 163 Z N"/></draw:custom-shape><draw:custom-shape draw:style-name="gr34" draw:text-style-name="P148" svg:width="0.343cm" svg:height="0.08cm" svg:x="1.737cm" svg:y="27.757cm"><text:p/><draw:enhanced-geometry svg:viewBox="0 0 563 129" draw:type="non-primitive" draw:enhanced-path="M 489 129 L 0 43 42 0 266 0 563 53 489 129 Z N"/></draw:custom-shape><draw:custom-shape draw:style-name="gr35" draw:text-style-name="P149" svg:width="0.345cm" svg:height="0.055cm" svg:x="1.759cm" svg:y="27.757cm"><text:p/><draw:enhanced-geometry svg:viewBox="0 0 564 91" draw:type="non-primitive" draw:enhanced-path="M 489 91 L 0 5 5 0 482 0 564 14 489 91 Z N"/></draw:custom-shape><draw:custom-shape draw:style-name="gr36" draw:text-style-name="P150" svg:width="0.212cm" svg:height="0.033cm" svg:x="1.898cm" svg:y="27.757cm"><text:p/><draw:enhanced-geometry svg:viewBox="0 0 348 53" draw:type="non-primitive" draw:enhanced-path="M 297 53 L 0 0 348 0 297 53 Z N"/></draw:custom-shape><draw:custom-shape draw:style-name="gr37" draw:text-style-name="P151"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2"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3"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4"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55"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56"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57"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58"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59"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0"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1"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2"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3"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4"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65"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66"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67"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18"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6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66">Spis treści</text:p>
          </text:index-title>
          <text:p text:style-name="P63"><text:a xlink:type="simple" xlink:href="#__RefHeading___Toc382_4217443648" text:style-name="Index_20_Link" text:visited-style-name="Index_20_Link">1. Wstęp<text:tab/>4</text:a></text:p>
          <text:p text:style-name="P64"><text:a xlink:type="simple" xlink:href="#__RefHeading___Toc488_4217443648" text:style-name="Index_20_Link" text:visited-style-name="Index_20_Link">1.1. Przedstawienie rozwiązywanego problemu<text:tab/>4</text:a></text:p>
          <text:p text:style-name="P64"><text:a xlink:type="simple" xlink:href="#__RefHeading___Toc500_4217443648" text:style-name="Index_20_Link" text:visited-style-name="Index_20_Link">1.2. Alternatywne rozwiązania<text:tab/>5</text:a></text:p>
          <text:p text:style-name="P63"><text:a xlink:type="simple" xlink:href="#__RefHeading___Toc502_4217443648" text:style-name="Index_20_Link" text:visited-style-name="Index_20_Link">2. Cel i zakres pracy<text:tab/>6</text:a></text:p>
          <text:p text:style-name="P64"><text:a xlink:type="simple" xlink:href="#__RefHeading___Toc516_4217443648" text:style-name="Index_20_Link" text:visited-style-name="Index_20_Link">2.1. Cel pracy<text:tab/>6</text:a></text:p>
          <text:p text:style-name="P64"><text:a xlink:type="simple" xlink:href="#__RefHeading___Toc518_4217443648" text:style-name="Index_20_Link" text:visited-style-name="Index_20_Link">2.2. Zakres pracy<text:tab/>6</text:a></text:p>
          <text:p text:style-name="P63"><text:a xlink:type="simple" xlink:href="#__RefHeading___Toc504_4217443648" text:style-name="Index_20_Link" text:visited-style-name="Index_20_Link">3. Założenia<text:tab/>7</text:a></text:p>
          <text:p text:style-name="P64"><text:a xlink:type="simple" xlink:href="#__RefHeading___Toc506_4217443648" text:style-name="Index_20_Link" text:visited-style-name="Index_20_Link">3.1. Opis architektury<text:tab/>7</text:a></text:p>
          <text:p text:style-name="P64"><text:a xlink:type="simple" xlink:href="#__RefHeading___Toc508_4217443648" text:style-name="Index_20_Link" text:visited-style-name="Index_20_Link">3.2. Stos technologiczny<text:tab/>7</text:a></text:p>
          <text:p text:style-name="P64"><text:a xlink:type="simple" xlink:href="#__RefHeading___Toc422_2337193129" text:style-name="Index_20_Link" text:visited-style-name="Index_20_Link">3.3. Opis środowisk<text:tab/>9</text:a></text:p>
          <text:p text:style-name="P65"><text:a xlink:type="simple" xlink:href="#__RefHeading___Toc424_2337193129" text:style-name="Index_20_Link" text:visited-style-name="Index_20_Link">3.3.1. Środowisko deweloperskie<text:tab/>9</text:a></text:p>
          <text:p text:style-name="P65"><text:a xlink:type="simple" xlink:href="#__RefHeading___Toc426_2337193129" text:style-name="Index_20_Link" text:visited-style-name="Index_20_Link">3.3.2. Docelowe środowisko uruchomieniowe<text:tab/>9</text:a></text:p>
          <text:p text:style-name="P64"><text:a xlink:type="simple" xlink:href="#__RefHeading___Toc510_4217443648" text:style-name="Index_20_Link" text:visited-style-name="Index_20_Link">3.4. Reguły biznesowe<text:tab/>10</text:a></text:p>
          <text:p text:style-name="P64"><text:a xlink:type="simple" xlink:href="#__RefHeading___Toc512_4217443648" text:style-name="Index_20_Link" text:visited-style-name="Index_20_Link">3.5. Oferowana funkcjonalność<text:tab/>11</text:a></text:p>
          <text:p text:style-name="P64"><text:a xlink:type="simple" xlink:href="#__RefHeading___Toc514_4217443648" text:style-name="Index_20_Link" text:visited-style-name="Index_20_Link">3.6. Zastosowany model<text:tab/>12</text:a></text:p>
          <text:p text:style-name="P63"><text:a xlink:type="simple" xlink:href="#__RefHeading___Toc2519_1973960366" text:style-name="Index_20_Link" text:visited-style-name="Index_20_Link">4. Projekt systemu<text:tab/>16</text:a></text:p>
          <text:p text:style-name="P64"><text:a xlink:type="simple" xlink:href="#__RefHeading___Toc2521_1973960366" text:style-name="Index_20_Link" text:visited-style-name="Index_20_Link">4.1. Struktury bazy danych<text:tab/>16</text:a></text:p>
          <text:p text:style-name="P64"><text:a xlink:type="simple" xlink:href="#__RefHeading___Toc2523_1973960366" text:style-name="Index_20_Link" text:visited-style-name="Index_20_Link">4.2. Użytkownicy bazodanowi<text:tab/>16</text:a></text:p>
          <text:p text:style-name="P64"><text:a xlink:type="simple" xlink:href="#__RefHeading___Toc2525_1973960366" text:style-name="Index_20_Link" text:visited-style-name="Index_20_Link">4.3. Identyfikacja obiektów encji<text:tab/>16</text:a></text:p>
          <text:p text:style-name="P64"><text:a xlink:type="simple" xlink:href="#__RefHeading___Toc2527_1973960366" text:style-name="Index_20_Link" text:visited-style-name="Index_20_Link">4.4. Diagram klas encji<text:tab/>16</text:a></text:p>
          <text:p text:style-name="P64"><text:a xlink:type="simple" xlink:href="#__RefHeading___Toc2529_1973960366" text:style-name="Index_20_Link" text:visited-style-name="Index_20_Link">4.5. Identyfikacja transakcji bazodanowych<text:tab/>16</text:a></text:p>
          <text:p text:style-name="P63"><text:a xlink:type="simple" xlink:href="#__RefHeading___Toc2531_1973960366" text:style-name="Index_20_Link" text:visited-style-name="Index_20_Link">5. Opis implementacji i uruchomienia<text:tab/>17</text:a></text:p>
          <text:p text:style-name="P64"><text:a xlink:type="simple" xlink:href="#__RefHeading___Toc2533_1973960366" text:style-name="Index_20_Link" text:visited-style-name="Index_20_Link">5.1. Diagram klas ziaren Springa<text:tab/>17</text:a></text:p>
          <text:p text:style-name="P64"><text:a xlink:type="simple" xlink:href="#__RefHeading___Toc2535_1973960366" text:style-name="Index_20_Link" text:visited-style-name="Index_20_Link">5.2. Konfiguracja uwierzytelniania<text:tab/>17</text:a></text:p>
          <text:p text:style-name="P65"><text:a xlink:type="simple" xlink:href="#__RefHeading___Toc2537_1973960366" text:style-name="Index_20_Link" text:visited-style-name="Index_20_Link">5.2.1. Implementacja interfejsu AuthenticationProvider<text:tab/>17</text:a></text:p>
          <text:p text:style-name="P65"><text:a xlink:type="simple" xlink:href="#__RefHeading___Toc2539_1973960366" text:style-name="Index_20_Link" text:visited-style-name="Index_20_Link">5.2.2. Obsługa jednorazowych kodów<text:tab/>17</text:a></text:p>
          <text:p text:style-name="P64"><text:a xlink:type="simple" xlink:href="#__RefHeading___Toc2541_1973960366" text:style-name="Index_20_Link" text:visited-style-name="Index_20_Link">5.3. Konfiguracja autoryzacji<text:tab/>17</text:a></text:p>
          <text:p text:style-name="P65"><text:a xlink:type="simple" xlink:href="#__RefHeading___Toc2543_1973960366" text:style-name="Index_20_Link" text:visited-style-name="Index_20_Link">5.3.1. Mapowanie grup na role<text:tab/>17</text:a></text:p>
          <text:p text:style-name="P65"><text:a xlink:type="simple" xlink:href="#__RefHeading___Toc2545_1973960366" text:style-name="Index_20_Link" text:visited-style-name="Index_20_Link">5.3.2. Schemat bezpieczeństwa ziaren Springa<text:tab/>17</text:a></text:p>
          <text:p text:style-name="P64"><text:a xlink:type="simple" xlink:href="#__RefHeading___Toc2547_1973960366" text:style-name="Index_20_Link" text:visited-style-name="Index_20_Link">5.4. Konfiguracja księgowości<text:tab/>17</text:a></text:p>
          <text:p text:style-name="P65"><text:a xlink:type="simple" xlink:href="#__RefHeading___Toc2549_1973960366" text:style-name="Index_20_Link" text:visited-style-name="Index_20_Link">5.4.1. Dane audytowe<text:tab/>17</text:a></text:p>
          <text:p text:style-name="P65"><text:a xlink:type="simple" xlink:href="#__RefHeading___Toc2551_1973960366" text:style-name="Index_20_Link" text:visited-style-name="Index_20_Link">5.4.2. Logi i interceptory<text:tab/>17</text:a></text:p>
          <text:p text:style-name="P64"><text:a xlink:type="simple" xlink:href="#__RefHeading___Toc2553_1973960366" text:style-name="Index_20_Link" text:visited-style-name="Index_20_Link">5.5. Identyfikacja transakcji aplikacyjnych i ich powtarzanie<text:tab/>17</text:a></text:p>
          <text:p text:style-name="P64"><text:a xlink:type="simple" xlink:href="#__RefHeading___Toc2555_1973960366" text:style-name="Index_20_Link" text:visited-style-name="Index_20_Link">5.6. Obsługa błędów<text:tab/>17</text:a></text:p>
          <text:p text:style-name="P64"><text:a xlink:type="simple" xlink:href="#__RefHeading___Toc2557_1973960366" text:style-name="Index_20_Link" text:visited-style-name="Index_20_Link">5.7. Interfejs użytkownika<text:tab/>17</text:a></text:p>
          <text:p text:style-name="P64"><text:a xlink:type="simple" xlink:href="#__RefHeading___Toc2559_1973960366" text:style-name="Index_20_Link" text:visited-style-name="Index_20_Link">5.8. Walidacja danych<text:tab/>17</text:a></text:p>
          <text:p text:style-name="P64"><text:a xlink:type="simple" xlink:href="#__RefHeading___Toc2561_1973960366" text:style-name="Index_20_Link" text:visited-style-name="Index_20_Link">5.9. Internacjonalizacja<text:tab/>17</text:a></text:p>
          <text:p text:style-name="P64"><text:a xlink:type="simple" xlink:href="#__RefHeading___Toc2670_1973960366" text:style-name="Index_20_Link" text:visited-style-name="Index_20_Link">5.10. Osadzenie systemu w środowisku uruchomieniowym<text:tab/>17</text:a></text:p>
          <text:p text:style-name="P63"><text:a xlink:type="simple" xlink:href="#__RefHeading___Toc2563_1973960366" text:style-name="Index_20_Link" text:visited-style-name="Index_20_Link">6. Podsumowanie<text:tab/>18</text:a></text:p>
          <text:p text:style-name="P63"><text:a xlink:type="simple" xlink:href="#__RefHeading___Toc2565_1973960366" text:style-name="Index_20_Link" text:visited-style-name="Index_20_Link">7. Spis tabel<text:tab/>19</text:a></text:p>
          <text:p text:style-name="P63"><text:a xlink:type="simple" xlink:href="#__RefHeading___Toc2567_1973960366" text:style-name="Index_20_Link" text:visited-style-name="Index_20_Link">8. Spis listingów<text:tab/>20</text:a></text:p>
          <text:p text:style-name="P63"><text:a xlink:type="simple" xlink:href="#__RefHeading___Toc2569_1973960366" text:style-name="Index_20_Link" text:visited-style-name="Index_20_Link">Bibliografia<text:tab/>21</text:a></text:p>
        </text:index-body>
      </text:table-of-content>
      <text:p text:style-name="Standard"/>
      <text:h text:style-name="P71" text:outline-level="1"><text:bookmark-start text:name="__RefHeading___Toc382_4217443648"/>1. Wstęp<text:bookmark-end text:name="__RefHeading___Toc382_4217443648"/></text:h>
      <text:h text:style-name="P72"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4"><text:tab/></text:span><text:span text:style-name="T46">W dzisiejszych czasach wiele osób korzysta z różnego rodzaju aplikacji sieciowych w życiu zawodowym oraz prywatnym – dla usprawnienia </text:span><text:span text:style-name="T48">pewnych procesów</text:span><text:span text:style-name="T46"> lub rozrywki. </text:span><text:span text:style-name="T47">Zakładając konto w jakimkolwiek serwisie należy ustawić silne hasło </text:span><text:span text:style-name="T53">(np. zgodne z wytycznymi NIST</text:span><text:span text:style-name="T53"><text:bibliography-mark text:identifier="Publikacja NIST 800-63B dotycząca wytycznych bezpieczeństwa w sieci, artykuł 5.1" text:bibliography-type="www" text:address="https://pages.nist.gov/800-63-3/sp800-63b.html" text:title="Publikacja NIST 800-63B dotycząca wytycznych bezpieczeństwa w sieci, artykuł 5.1">[6]</text:bibliography-mark></text:span><text:span text:style-name="T53">)</text:span><text:span text:style-name="T47">, jednak nie zawsze jest to gwarancją bezpieczeństwa przed włamaniem na nasze konto, które z kolei może mieć katastrofalne skutki. </text:span><text:span text:style-name="T48">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silnego uwierzytelniania klienta”</text:span><text:span text:style-name="T49"><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4]</text:bibliography-mark></text:span><text:span text:style-name="T49">.</text:span></text:p>
      <text:p text:style-name="P18"><text:span text:style-name="T49"><text:tab/></text:span><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text:span><text:span text:style-name="T53"><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8"><text:span text:style-name="T55"><text:tab/></text:span><text:span text:style-name="T56">Obecnie aplikacje sieciowe są narażone na wiele ataków</text:span><text:span text:style-name="T56"><text:bibliography-mark text:identifier="OWASP Top Ten" text:bibliography-type="www" text:address="https://owasp.org/www-project-top-ten/" text:title="Lista podatności aplikacji sieciowych OWASP Top Ten">[5]</text:bibliography-mark></text:span><text:span text:style-name="T56">, do najczęstszych z nich należą między innymi:</text:span></text:p>
      <text:list xml:id="list4195385282" text:style-name="L1">
        <text:list-item>
          <text:p text:style-name="P86"><text:span text:style-name="T56">SQL injection – </text:span><text:span text:style-name="T57">wprowadzenie w pole tekstowe na stronie internetowej kwerend SQL, które </text:span><text:span text:style-name="T58">zostanę wykonane w bazie danych ze względu na nieodpowiednie filtrowanie danych wejściowych</text:span></text:p>
        </text:list-item>
        <text:list-item>
          <text:p text:style-name="P86"><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87"><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8"><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73" text:outline-level="2"/>
      <text:h text:style-name="P81" text:outline-level="2"><text:bookmark-start text:name="__RefHeading___Toc500_4217443648"/>1.2. Alternatywne rozwiązania<text:bookmark-end text:name="__RefHeading___Toc500_4217443648"/></text:h>
      <text:p text:style-name="P18"><text:tab/><text:span text:style-name="T65">Za najbezpieczniejsze syst</text:span><text:span text:style-name="T66">emy często uważane są te, w których dochodzi do obrotu pieniędzmi, </text:span><text:span text:style-name="T67">takie jak:</text:span></text:p>
      <text:list xml:id="list3227550812" text:style-name="L2">
        <text:list-item>
          <text:p text:style-name="P88">https://www.aliorbank.pl – <text:span text:style-name="T69">bankowość internetowa</text:span></text:p>
        </text:list-item>
        <text:list-item>
          <text:p text:style-name="P88">https://www.xtb.com – <text:span text:style-name="T69">platforma maklerska</text:span></text:p>
        </text:list-item>
      </text:list>
      <text:p text:style-name="P34">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9">zamiast jego pełnej formy</text:span> (nazywanych hasłem maskowanym) oraz jednorazowego kodu SMS. <text:span text:style-name="T80">Taka metoda znacząco utrudnia niepożądany dostęp do czyjegoś konta, przez co klienci czują się dużo bardziej bezpiecznie.</text:span></text:p>
      <text:h text:style-name="P67" text:outline-level="1"><text:bookmark-start text:name="__RefHeading___Toc502_4217443648"/>2. Cel i zakres pracy<text:bookmark-end text:name="__RefHeading___Toc502_4217443648"/></text:h>
      <text:h text:style-name="P76" text:outline-level="2"><text:bookmark-start text:name="__RefHeading___Toc516_4217443648"/>2.1. Cel pracy<text:bookmark-end text:name="__RefHeading___Toc516_4217443648"/></text:h>
      <text:p text:style-name="P35"><text:tab/><text:span text:style-name="T64">Celem pracy </text:span><text:span text:style-name="T90">było</text:span><text:span text:style-name="T64"> stworzenie </text:span><text:span text:style-name="T90">oraz opisanie </text:span><text:span text:style-name="T64">wielodostępnego systemu informatycznego, który zapewnia spójność danych, </text:span><text:span text:style-name="T81">wysoki poziom zabezpieczeń oraz</text:span><text:span text:style-name="T64"> utrudnia włamanie się na konto któregoś z </text:span><text:span text:style-name="T81">użytkowników</text:span><text:span text:style-name="T64">. </text:span><text:span text:style-name="T81">Spójność danych </text:span><text:span text:style-name="T84">została</text:span><text:span text:style-name="T81"> zapewniona poprzez fakt, iż system jest typu OLTP </text:span><text:span text:style-name="T74">(online transaction processing). </text:span><text:span text:style-name="T81">Oznacza to, że stan odwzorowywanych obiektów jest taki sam w rzeczywistości, bazie danych </text:span><text:span text:style-name="T82">oraz warstwie prezentacji</text:span><text:span text:style-name="T74">. </text:span><text:span text:style-name="T82">Ponadto został zastosowany mechanizm blokad optymistycznych, który nie dopuszcza do równoległej edycji tego samego obiektu przez wielu użytkowników. </text:span><text:span text:style-name="T83">Zamysłem </text:span><text:span text:style-name="T90">podczas</text:span><text:span text:style-name="T83"> implementacji było stworzenie niektórych mechanizmów zabezpieczeń na wzór tych, które są wykorzystywane np. w bankowości internetowej oraz przeniesienie ich do systemu zajmującego się zupełnie inną branżą.</text:span></text:p>
      <text:p text:style-name="P36"><text:span text:style-name="T84"><text:tab/>Oprócz tego zostały </text:span><text:span text:style-name="T85">zastosowane standardowe metody, które mają na celu zadbanie o bezpieczeństwo w systemie, należą do nich między innymi:</text:span></text:p>
      <text:list xml:id="list269188998" text:style-name="L3">
        <text:list-item>
          <text:p text:style-name="P89">Zasada 3A<text:span text:style-name="T68"> (</text:span>uwierzytelnianie<text:span text:style-name="T68">, </text:span>autoryzacja<text:span text:style-name="T68">, </text:span>księgowość<text:span text:style-name="T68">)</text:span></text:p>
        </text:list-item>
        <text:list-item>
          <text:p text:style-name="P89">Kontrola dostępu RBAC (bazująca na rolach użytkowników).</text:p>
        </text:list-item>
      </text:list>
      <text:h text:style-name="P76" text:outline-level="2"><text:bookmark-start text:name="__RefHeading___Toc518_4217443648"/>2.2. Zakres pracy<text:bookmark-end text:name="__RefHeading___Toc518_4217443648"/></text:h>
      <text:p text:style-name="P37"><text:tab/><text:span text:style-name="T70">Praca dzieli się na dwie </text:span><text:span text:style-name="T85">główne </text:span><text:span text:style-name="T70">części: implementacyjną i opisową. </text:span><text:span text:style-name="T90">W </text:span><text:span text:style-name="T85">części implementacyjn</text:span><text:span text:style-name="T90">ej</text:span><text:span text:style-name="T85"> można wyróżnić następujące etapy:</text:span></text:p>
      <text:list xml:id="list3913277510" text:style-name="L4">
        <text:list-item>
          <text:p text:style-name="P90">Wybór technologii i narzędzi deweloperskich</text:p>
        </text:list-item>
        <text:list-item>
          <text:p text:style-name="P90">Zaprojektowanie systemu informatycznego</text:p>
        </text:list-item>
        <text:list-item>
          <text:p text:style-name="P90">Stworzenie struktur bazy danych</text:p>
        </text:list-item>
        <text:list-item>
          <text:p text:style-name="P90">Napisanie kodu aplikacji</text:p>
        </text:list-item>
        <text:list-item>
          <text:p text:style-name="P90">Konfiguracja docelowego środowiska uruchomieniowego</text:p>
        </text:list-item>
        <text:list-item>
          <text:p text:style-name="P90">Osadzenie systemu w docelowym środowisku.</text:p>
        </text:list-item>
      </text:list>
      <text:p text:style-name="P33"><text:span text:style-name="T86">W części opisowej udokumentowano proces wytwarzania oprogramowania i sposób, w jaki zostały przygotowane </text:span><text:span text:style-name="T70">zastosowan</text:span><text:span text:style-name="T86">e</text:span><text:span text:style-name="T70"> mechanizm</text:span><text:span text:style-name="T86">y oraz</text:span><text:span text:style-name="T70"> model biznesow</text:span><text:span text:style-name="T86">y systemu informatycznego.</text:span></text:p>
      <text:h text:style-name="P67" text:outline-level="1"><text:bookmark-start text:name="__RefHeading___Toc504_4217443648"/>3. Założenia<text:bookmark-end text:name="__RefHeading___Toc504_4217443648"/></text:h>
      <text:h text:style-name="P77"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6">System informatyczny stworzony w ramach pracy inżynierskiej </text:span><text:span text:style-name="T18">opiera się o architekturę trójwarstwową</text:span><text:span text:style-name="T17">. </text:span><text:span text:style-name="T18">Składają się na niego:</text:span></text:p>
      <text:list xml:id="list3748692242" text:style-name="L5">
        <text:list-item>
          <text:p text:style-name="P91"><text:span text:style-name="T18">Warstwa prezentacji zrealizowana jako aplikacja internetowa typu SPA</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2]</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EST udostępnionych przez warstwę logiki binzesowej z wykorzystaniem protokołu HTTPS.</text:span></text:p>
        </text:list-item>
        <text:list-item>
          <text:p text:style-name="P93">Warstwa logiki biznesowej zrealizowana jako <text:span text:style-name="T63">bezstanowa,</text:span> monolityczna aplikacja sieciowa, w której odbywa się transakcyjne przetwarzanie danych. <text:span text:style-name="T19">Sama w sobie jest podzielona na kolejne trzy warstwy:</text:span></text:p>
        </text:list-item>
      </text:list>
      <text:list xml:id="list461749067" text:style-name="L6">
        <text:list-item>
          <text:p text:style-name="P95"><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94"><text:span text:style-name="T21">Warstwa serwisów – </text:span><text:span text:style-name="T22">odpowiada za przetwarzanie danych oraz spełnienie reguł biznesowych systemu. Rozpoczynają się w niej transakcje aplikacyjne.</text:span></text:p>
        </text:list-item>
        <text:list-item>
          <text:p text:style-name="P96">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30520924120839" text:continue-list="list3748692242" text:style-name="L5">
        <text:list-item>
          <text:p text:style-name="P92"><text:span text:style-name="T20">Warstwa </text:span><text:span text:style-name="T32">składowania</text:span><text:span text:style-name="T20"> danych – </text:span><text:span text:style-name="T23">system </text:span><text:span text:style-name="T18">zarządzania relacyjną bazą danych, </text:span><text:span text:style-name="T23">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74" text:outline-level="2"><text:bookmark-start text:name="__RefHeading___Toc508_4217443648"/>3.2. Stos technologiczny<text:bookmark-end text:name="__RefHeading___Toc508_4217443648"/></text:h>
      <text:p text:style-name="P20"><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text:span><text:span text:style-name="T28"><text:bibliography-mark text:identifier="Just Spring" text:bibliography-type="book" text:author="Madhusudhan Konda" text:booktitle="Just Spring" text:edition="1" text:publisher="O'Reilly Media, Inc." text:year="2011">[1]</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9">wersjami zależności. W skład Springa wchodzi wiele modułów, a najważniejsze z nich, które zostały wykorzystane w systemie to:</text:span></text:p>
      <text:list xml:id="list3777492585" text:style-name="L7">
        <text:list-item>
          <text:p text:style-name="P98">Spring Data – <text:span text:style-name="T30">dostarcza warstwę abstrakcji do komunikacji ze źródłem danych</text:span></text:p>
        </text:list-item>
        <text:list-item>
          <text:p text:style-name="P97"><text:span text:style-name="T29">Spring Security – </text:span><text:span text:style-name="T30">biblioteka, przy pomocy której zostały zrealizowane mechanizmy uwierzytelnienia i autoryzacji; wykorzystuje bezpieczeństwo deklaratywne</text:span></text:p>
        </text:list-item>
        <text:list-item>
          <text:p text:style-name="P99">Spring AOP – umożliwia stosowanie programowania aspektowego oraz tworzenia własnych adnotacji</text:p>
        </text:list-item>
        <text:list-item>
          <text:p text:style-name="P99">Spring Mail – <text:span text:style-name="T31">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2">1</text:span>.<text:span text:style-name="T42">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4268342900" text:style-name="L8">
        <text:list-item>
          <text:p text:style-name="P100"><text:span text:style-name="T24">Axios (wersja 0.19.2) – </text:span><text:span text:style-name="T34">klient</text:span><text:span text:style-name="T25"> HTTP </text:span><text:span text:style-name="T34">ułatwiający wysyłanie żądań do serwera</text:span></text:p>
        </text:list-item>
        <text:list-item>
          <text:p text:style-name="P101">i18next <text:span text:style-name="T35">(wersja 19.8.3)</text:span> – <text:span text:style-name="T35">popularna biblioteka dodająca funkcjonalność internacjonalizacji</text:span></text:p>
        </text:list-item>
        <text:list-item>
          <text:p text:style-name="P100"><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00"><text:span text:style-name="T25">React Bootstrap </text:span><text:span text:style-name="T35">(wersja 1.4.0)</text:span><text:span text:style-name="T25"> – </text:span><text:span text:style-name="T35">zapewnia integrację Reacta z biblioteką Bootstrap dostarcza</text:span><text:span text:style-name="T72">jącą</text:span><text:span text:style-name="T35"> arkusze stylów, </text:span><text:span text:style-name="T72">przy pomocy których zbudowanych jest wiele responsywnych stron internetowych.</text:span></text:p>
        </text:list-item>
      </text:list>
      <text:h text:style-name="P76" text:outline-level="2"><text:bookmark-start text:name="__RefHeading___Toc422_2337193129"/><text:soft-page-break/>3.3. Opis środowisk<text:bookmark-end text:name="__RefHeading___Toc422_2337193129"/></text:h>
      <text:h text:style-name="P82" text:outline-level="3"><text:bookmark-start text:name="__RefHeading___Toc424_2337193129"/>3.3.1. Środowisko deweloperskie<text:bookmark-end text:name="__RefHeading___Toc424_2337193129"/></text:h>
      <text:p text:style-name="P19"><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71">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82" text:outline-level="3"><text:bookmark-start text:name="__RefHeading___Toc426_2337193129"/>3.3.2. <text:span text:style-name="T86">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2974792127" text:style-name="L9">
        <text:list-item>
          <text:p text:style-name="P102">.<text:span text:style-name="T39">github/workflows – katalog z konfiguracją GitHub Actions</text:span></text:p>
        </text:list-item>
        <text:list-item>
          <text:p text:style-name="P103">backend – katalog z kodem źródłowym aplikacji warstwy logiki biznesowej</text:p>
        </text:list-item>
        <text:list-item>
          <text:p text:style-name="P103">frontend – katalog z kodem źródłowym <text:span text:style-name="T86">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6">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3">chmurze Microsoftu. Jest to szybsze rozwiązanie w</text:span><text:span text:style-name="T43"> porównaniu do np. usług oferujących hosting kontenerów Dockera. Ponadto daje pełną kontrolę nad użytkownikami bazodanowymi oraz ich uprawnieniami.</text:span></text:p>
      <text:h text:style-name="P75" text:outline-level="2"><text:bookmark-start text:name="__RefHeading___Toc510_4217443648"/>3.<text:span text:style-name="T16">4</text:span>. Reguły biznesowe<text:bookmark-end text:name="__RefHeading___Toc510_4217443648"/></text:h>
      <text:p text:style-name="P31"><text:tab/><text:span text:style-name="T74">Tematyką stworzonego projektu jest wypożyczalnia pojazdów – użytkownicy mogą dokon</text:span><text:span text:style-name="T75">ać</text:span><text:span text:style-name="T74"> rezerwacji na określony pojazd w wybranych przez siebie przedziałach czasowych. System jest typu OLTP (online transaction processing), gdyż zapewnia spójność </text:span><text:span text:style-name="T75">rzeczywistych obiektów z </text:span><text:span text:style-name="T74">dany</text:span><text:span text:style-name="T75">mi</text:span><text:span text:style-name="T74"> prezentowany</text:span><text:span text:style-name="T75">mi</text:span><text:span text:style-name="T74"> użytkownikom </text:span><text:span text:style-name="T75">oraz danymi w bazie danych</text:span><text:span text:style-name="T74">. </text:span><text:span text:style-name="T78">System został podzielony na trzy moduły funkcjonalne:</text:span></text:p>
      <text:list xml:id="list401539833" text:style-name="L10">
        <text:list-item>
          <text:p text:style-name="P104">MOK – moduł obsługi kont</text:p>
        </text:list-item>
        <text:list-item>
          <text:p text:style-name="P104">MOP – moduł obsługi pojazdów</text:p>
        </text:list-item>
        <text:list-item>
          <text:p text:style-name="P104">MOR – moduł obsługi rezerwacji.</text:p>
        </text:list-item>
      </text:list>
      <text:p text:style-name="P106">Interakcja z systemem może być prowadzona przez czterech aktorów:</text:p>
      <table:table table:name="Tabela2" table:style-name="Tabela2">
        <table:table-column table:style-name="Tabela2.A"/>
        <table:table-column table:style-name="Tabela2.B"/>
        <table:table-column table:style-name="Tabela2.C"/>
        <table:table-row table:style-name="TableLine105553160855552">
          <table:table-cell table:style-name="Tabela2.A1" office:value-type="string">
            <text:p text:style-name="P54">Aktor</text:p>
          </table:table-cell>
          <table:table-cell table:style-name="Tabela2.A1" office:value-type="string">
            <text:p text:style-name="P54">Nazwa stosowana w kodzie źródłowym</text:p>
          </table:table-cell>
          <table:table-cell table:style-name="Tabela2.C1" office:value-type="string">
            <text:p text:style-name="P54">Opis</text:p>
          </table:table-cell>
        </table:table-row>
        <table:table-row table:style-name="TableLine105553160857344">
          <table:table-cell table:style-name="Tabela2.A2" office:value-type="string">
            <text:p text:style-name="P54">Gość</text:p>
          </table:table-cell>
          <table:table-cell table:style-name="Tabela2.A2" office:value-type="string">
            <text:p text:style-name="P54">GUEST</text:p>
          </table:table-cell>
          <table:table-cell table:style-name="Tabela2.C2" office:value-type="string">
            <text:p text:style-name="P54">Użytkownik nieuwierzytelniony.</text:p>
            <text:p text:style-name="P54">Nie posiada własnego konta.</text:p>
          </table:table-cell>
        </table:table-row>
        <table:table-row table:style-name="TableLine105553160858368">
          <table:table-cell table:style-name="Tabela2.A2" office:value-type="string">
            <text:p text:style-name="P54">Klient</text:p>
          </table:table-cell>
          <table:table-cell table:style-name="Tabela2.A2" office:value-type="string">
            <text:p text:style-name="P54">CLIENT</text:p>
          </table:table-cell>
          <table:table-cell table:style-name="Tabela2.C2" office:value-type="string">
            <text:p text:style-name="P54">Użytkownik uwierzytelniony.</text:p>
            <text:p text:style-name="P56">Posiada konto stworzone przez administratora lub w procesie rejestracji.</text:p>
            <text:p text:style-name="P56">Może wynajmować dostępne pojazdy oraz zarządza własnymi rezerwacjami.</text:p>
          </table:table-cell>
        </table:table-row>
        <text:soft-page-break/>
        <table:table-row table:style-name="TableLine105553160858624">
          <table:table-cell table:style-name="Tabela2.A2" office:value-type="string">
            <text:p text:style-name="P54">Pracownik</text:p>
          </table:table-cell>
          <table:table-cell table:style-name="Tabela2.A2" office:value-type="string">
            <text:p text:style-name="P54">EMPLOYEE</text:p>
          </table:table-cell>
          <table:table-cell table:style-name="Tabela2.C2" office:value-type="string">
            <text:p text:style-name="P55">Użytkownik uwierzytelniony.</text:p>
            <text:p text:style-name="P56">Posiada konto stworzone przez administratora.</text:p>
            <text:p text:style-name="P56">Zarządza pojazdami oraz rezerwacjami klientów.</text:p>
          </table:table-cell>
        </table:table-row>
        <table:table-row table:style-name="TableLine105553160858880">
          <table:table-cell table:style-name="Tabela2.A2" office:value-type="string">
            <text:p text:style-name="P54">Administrator</text:p>
          </table:table-cell>
          <table:table-cell table:style-name="Tabela2.A2" office:value-type="string">
            <text:p text:style-name="P54">ADMIN</text:p>
          </table:table-cell>
          <table:table-cell table:style-name="Tabela2.C2" office:value-type="string">
            <text:p text:style-name="P56">Użytkownik uwierzytelniony.</text:p>
            <text:p text:style-name="P56">Posiada konto stworzone przez innego administratora.</text:p>
            <text:p text:style-name="P56">Zarządza kontami użytkowników.</text:p>
          </table:table-cell>
        </table:table-row>
      </table:table>
      <text:p text:style-name="P29"/>
      <text:p text:style-name="P29"><text:span text:style-name="T107">Aktorzy Klient, Pracownik, Administrator odpowiadają dostępnym w aplikacji poziomom dostępu. Jeden użytkownik może posiadać wiele poziomów dostępu. </text:span><text:span text:style-name="T76">Wszystkie pojazdy mają określoną cenę wynajmu, jest ona naliczana za każdy dzień rezerwacji. </text:span><text:span text:style-name="T90">Ponadto posiadają one </text:span><text:span text:style-name="T92">flagę „active”</text:span><text:span text:style-name="T90"> </text:span><text:span text:style-name="T91">będącą wartością logiczną</text:span><text:span text:style-name="T90">, któr</text:span><text:span text:style-name="T91">a</text:span><text:span text:style-name="T90"> określa czy dany pojazd może zostać wynajęty. Nie ma możliwości usunięcia pojazdu – w przypadku, gdy staje się on niezdatny do użytku </text:span><text:span text:style-name="T93">wartość flagi „active” zostaje ustawiona na fałsz.</text:span><text:span text:style-name="T76"> </text:span><text:span text:style-name="T77">Rezerwacja posiada przypisany do niej status, </text:span><text:span text:style-name="T78">natomiast statusom są przypisane następujące liczby:</text:span></text:p>
      <text:p text:style-name="P32"><text:s text:c="6"/>0. <text:s text:c="2"/>Złożony</text:p>
      <text:list xml:id="list1935235114" text:style-name="L11">
        <text:list-item>
          <text:p text:style-name="P105">Anulowany</text:p>
        </text:list-item>
        <text:list-item>
          <text:p text:style-name="P105">Zakończony.</text:p>
        </text:list-item>
      </text:list>
      <text:h text:style-name="P76" text:outline-level="2"><text:bookmark-start text:name="__RefHeading___Toc512_4217443648"/>3.5. Oferowana funkcjonalność<text:bookmark-end text:name="__RefHeading___Toc512_4217443648"/></text:h>
      <text:p text:style-name="P19"><text:tab/><text:span text:style-name="T78">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60856320">
          <table:table-cell table:style-name="Tabela1.A1" office:value-type="string">
            <text:p text:style-name="P45">P.U.</text:p>
          </table:table-cell>
          <table:table-cell table:style-name="Tabela1.A1" office:value-type="string">
            <text:p text:style-name="P45">Nazwa</text:p>
          </table:table-cell>
          <table:table-cell table:style-name="Tabela1.A1" office:value-type="string">
            <text:p text:style-name="P45">Użytkownik nieuwierzytelniony</text:p>
          </table:table-cell>
          <table:table-cell table:style-name="Tabela1.A1" office:value-type="string">
            <text:p text:style-name="P45">Klient</text:p>
          </table:table-cell>
          <table:table-cell table:style-name="Tabela1.A1" office:value-type="string">
            <text:p text:style-name="P45">Pracownik</text:p>
          </table:table-cell>
          <table:table-cell table:style-name="Tabela1.F1" office:value-type="string">
            <text:p text:style-name="P45">Administrator</text:p>
          </table:table-cell>
        </table:table-row>
        <table:table-row table:style-name="TableLine105553160861440">
          <table:table-cell table:style-name="Tabela1.A2" office:value-type="string">
            <text:p text:style-name="P43">MOK.1</text:p>
          </table:table-cell>
          <table:table-cell table:style-name="Tabela1.A2" office:value-type="string">
            <text:p text:style-name="P45">Zarejestruj</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0863232">
          <table:table-cell table:style-name="Tabela1.A2" office:value-type="string">
            <text:p text:style-name="P44">MOK.<text:span text:style-name="T79">2</text:span></text:p>
          </table:table-cell>
          <table:table-cell table:style-name="Tabela1.A2" office:value-type="string">
            <text:p text:style-name="P45">Zaloguj</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0845824">
          <table:table-cell table:style-name="Tabela1.A2" office:value-type="string">
            <text:p text:style-name="P44">MOK.<text:span text:style-name="T79">3</text:span></text:p>
          </table:table-cell>
          <table:table-cell table:style-name="Tabela1.A2" office:value-type="string">
            <text:p text:style-name="P45">Wyloguj</text:p>
          </table:table-cell>
          <table:table-cell table:style-name="Tabela1.A2" office:value-type="string">
            <text:p text:style-name="P46"/>
          </table:table-cell>
          <table:table-cell table:style-name="Tabela1.A2" office:value-type="string">
            <text:p text:style-name="P49">✓</text:p>
          </table:table-cell>
          <table:table-cell table:style-name="Tabela1.A2" office:value-type="string">
            <text:p text:style-name="P49">✓</text:p>
          </table:table-cell>
          <table:table-cell table:style-name="Tabela1.F2" office:value-type="string">
            <text:p text:style-name="P49">✓</text:p>
          </table:table-cell>
        </table:table-row>
        <table:table-row table:style-name="TableLine105553160845568">
          <table:table-cell table:style-name="Tabela1.A2" office:value-type="string">
            <text:p text:style-name="P44">MOK.<text:span text:style-name="T79">4</text:span></text:p>
          </table:table-cell>
          <table:table-cell table:style-name="Tabela1.A2" office:value-type="string">
            <text:p text:style-name="P45">Zresetuj hasło</text:p>
          </table:table-cell>
          <table:table-cell table:style-name="Tabela1.A2" office:value-type="string">
            <text:p text:style-name="P49">✓</text:p>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46"/>
          </table:table-cell>
        </table:table-row>
        <table:table-row table:style-name="TableLine105553161027072">
          <table:table-cell table:style-name="Tabela1.A2" office:value-type="string">
            <text:p text:style-name="P44">MOK.<text:span text:style-name="T79">5</text:span></text:p>
          </table:table-cell>
          <table:table-cell table:style-name="Tabela1.A2" office:value-type="string">
            <text:p text:style-name="P48">Przełącz poziom dostępu</text:p>
          </table:table-cell>
          <table:table-cell table:style-name="Tabela1.A2" office:value-type="string">
            <text:p text:style-name="P46"/>
          </table:table-cell>
          <table:table-cell table:style-name="Tabela1.A2" office:value-type="string">
            <text:p text:style-name="P49">✓</text:p>
          </table:table-cell>
          <table:table-cell table:style-name="Tabela1.A2" office:value-type="string">
            <text:p text:style-name="P49">✓</text:p>
          </table:table-cell>
          <table:table-cell table:style-name="Tabela1.F2" office:value-type="string">
            <text:p text:style-name="P49">✓</text:p>
          </table:table-cell>
        </table:table-row>
        <table:table-row table:style-name="TableLine105553161014016">
          <table:table-cell table:style-name="Tabela1.A2" office:value-type="string">
            <text:p text:style-name="P44">MOK.<text:span text:style-name="T79">6</text:span></text:p>
          </table:table-cell>
          <table:table-cell table:style-name="Tabela1.A2" office:value-type="string">
            <text:p text:style-name="P48">Utwórz kont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63488">
          <table:table-cell table:style-name="Tabela1.A2" office:value-type="string">
            <text:p text:style-name="P44">MOK.<text:span text:style-name="T79">7</text:span></text:p>
          </table:table-cell>
          <table:table-cell table:style-name="Tabela1.A2" office:value-type="string">
            <text:p text:style-name="P48">Zablokuj/odblokuj kont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06144">
          <table:table-cell table:style-name="Tabela1.A2" office:value-type="string">
            <text:p text:style-name="P44">MOK.<text:span text:style-name="T79">8</text:span></text:p>
          </table:table-cell>
          <table:table-cell table:style-name="Tabela1.A2" office:value-type="string">
            <text:p text:style-name="P48">Zmień poziomy dostępu kont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08448">
          <table:table-cell table:style-name="Tabela1.A2" office:value-type="string">
            <text:p text:style-name="P44">MOK.<text:span text:style-name="T79">9</text:span></text:p>
          </table:table-cell>
          <table:table-cell table:style-name="Tabela1.A2" office:value-type="string">
            <text:p text:style-name="P48">Wyświetl wszystkie kont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05632">
          <table:table-cell table:style-name="Tabela1.A2" office:value-type="string">
            <text:p text:style-name="P44">MOK.1<text:span text:style-name="T79">0</text:span></text:p>
          </table:table-cell>
          <table:table-cell table:style-name="Tabela1.A2" office:value-type="string">
            <text:p text:style-name="P48">Filtruj listę kont</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14592">
          <table:table-cell table:style-name="Tabela1.A2" office:value-type="string">
            <text:p text:style-name="P44">MOK.1<text:span text:style-name="T79">1</text:span></text:p>
          </table:table-cell>
          <table:table-cell table:style-name="Tabela1.A2" office:value-type="string">
            <text:p text:style-name="P48">Wyświetl szczegóły własnego konta</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4848">
          <table:table-cell table:style-name="Tabela1.A2" office:value-type="string">
            <text:p text:style-name="P44">MOK.1<text:span text:style-name="T79">2</text:span></text:p>
          </table:table-cell>
          <table:table-cell table:style-name="Tabela1.A2" office:value-type="string">
            <text:p text:style-name="P48">Wyświetl szczegóły konta <text:soft-page-break/>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15104">
          <table:table-cell table:style-name="Tabela1.A2" office:value-type="string">
            <text:p text:style-name="P44">MOK.1<text:span text:style-name="T79">3</text:span></text:p>
          </table:table-cell>
          <table:table-cell table:style-name="Tabela1.A2" office:value-type="string">
            <text:p text:style-name="P48">Edytuj dane własnego konta</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5360">
          <table:table-cell table:style-name="Tabela1.A2" office:value-type="string">
            <text:p text:style-name="P44">MOK.1<text:span text:style-name="T79">4</text:span></text:p>
          </table:table-cell>
          <table:table-cell table:style-name="Tabela1.A2" office:value-type="string">
            <text:p text:style-name="P48">Edytuj dane konta 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15616">
          <table:table-cell table:style-name="Tabela1.A2" office:value-type="string">
            <text:p text:style-name="P44">MOK.1<text:span text:style-name="T79">5</text:span></text:p>
          </table:table-cell>
          <table:table-cell table:style-name="Tabela1.A2" office:value-type="string">
            <text:p text:style-name="P48">Zmień własne hasło</text:p>
          </table:table-cell>
          <table:table-cell table:style-name="Tabela1.A2" office:value-type="string">
            <text:p text:style-name="P46"/>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5872">
          <table:table-cell table:style-name="Tabela1.A2" office:value-type="string">
            <text:p text:style-name="P44">MOK.1<text:span text:style-name="T79">6</text:span></text:p>
          </table:table-cell>
          <table:table-cell table:style-name="Tabela1.A2" office:value-type="string">
            <text:p text:style-name="P48">Zmień hasło innego użytkownika</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16384">
          <table:table-cell table:style-name="Tabela1.A2" office:value-type="string">
            <text:p text:style-name="P44">MOK.1<text:span text:style-name="T79">7</text:span></text:p>
          </table:table-cell>
          <table:table-cell table:style-name="Tabela1.A2" office:value-type="string">
            <text:p text:style-name="P48">Wyślij maila potwierdzającego</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46"/>
          </table:table-cell>
          <table:table-cell table:style-name="Tabela1.F2" office:value-type="string">
            <text:p text:style-name="P50">✓</text:p>
          </table:table-cell>
        </table:table-row>
        <table:table-row table:style-name="TableLine105553160816640">
          <table:table-cell table:style-name="Tabela1.A2" office:value-type="string">
            <text:p text:style-name="P47">MOP.1</text:p>
          </table:table-cell>
          <table:table-cell table:style-name="Tabela1.A2" office:value-type="string">
            <text:p text:style-name="P48">Doda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0816896">
          <table:table-cell table:style-name="Tabela1.A2" office:value-type="string">
            <text:p text:style-name="P47">MOP.2</text:p>
          </table:table-cell>
          <table:table-cell table:style-name="Tabela1.A2" office:value-type="string">
            <text:p text:style-name="P48">Edytu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0817152">
          <table:table-cell table:style-name="Tabela1.A2" office:value-type="string">
            <text:p text:style-name="P47">MOP.3</text:p>
          </table:table-cell>
          <table:table-cell table:style-name="Tabela1.A2" office:value-type="string">
            <text:p text:style-name="P48">Aktywuj/dezaktywuj pojazd</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0">✓</text:p>
          </table:table-cell>
          <table:table-cell table:style-name="Tabela1.F2" office:value-type="string">
            <text:p text:style-name="P50"/>
          </table:table-cell>
        </table:table-row>
        <table:table-row table:style-name="TableLine105553160817408">
          <table:table-cell table:style-name="Tabela1.A2" office:value-type="string">
            <text:p text:style-name="P47">MOP.4</text:p>
          </table:table-cell>
          <table:table-cell table:style-name="Tabela1.A2" office:value-type="string">
            <text:p text:style-name="P48">Wyświetl wszystkie pojazdy</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7664">
          <table:table-cell table:style-name="Tabela1.A2" office:value-type="string">
            <text:p text:style-name="P47">MOP.5</text:p>
          </table:table-cell>
          <table:table-cell table:style-name="Tabela1.A2" office:value-type="string">
            <text:p text:style-name="P48">Filtruj listę pojazdów</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7920">
          <table:table-cell table:style-name="Tabela1.A2" office:value-type="string">
            <text:p text:style-name="P47">MOP.6</text:p>
          </table:table-cell>
          <table:table-cell table:style-name="Tabela1.A2" office:value-type="string">
            <text:p text:style-name="P48">Wyświetl szczegóły pojazdu</text:p>
          </table:table-cell>
          <table:table-cell table:style-name="Tabela1.A2" office:value-type="string">
            <text:p text:style-name="P50">✓</text:p>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0818176">
          <table:table-cell table:style-name="Tabela1.A2" office:value-type="string">
            <text:p text:style-name="P52">MOR.1</text:p>
          </table:table-cell>
          <table:table-cell table:style-name="Tabela1.A2" office:value-type="string">
            <text:p text:style-name="P53">Zarezerwuj pojazd</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0818432">
          <table:table-cell table:style-name="Tabela1.A2" office:value-type="string">
            <text:p text:style-name="P52">MOR.2</text:p>
          </table:table-cell>
          <table:table-cell table:style-name="Tabela1.A2" office:value-type="string">
            <text:p text:style-name="P53">Zmień status rezerwacji</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0818688">
          <table:table-cell table:style-name="Tabela1.A2" office:value-type="string">
            <text:p text:style-name="P52">MOR.3</text:p>
          </table:table-cell>
          <table:table-cell table:style-name="Tabela1.A2" office:value-type="string">
            <text:p text:style-name="P53">Anuluj własną rezerwację</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0818944">
          <table:table-cell table:style-name="Tabela1.A2" office:value-type="string">
            <text:p text:style-name="P52">MOR.4</text:p>
          </table:table-cell>
          <table:table-cell table:style-name="Tabela1.A2" office:value-type="string">
            <text:p text:style-name="P53">Wyświetl wszystkie rezerwacje</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0819200">
          <table:table-cell table:style-name="Tabela1.A2" office:value-type="string">
            <text:p text:style-name="P52">MOR.5</text:p>
          </table:table-cell>
          <table:table-cell table:style-name="Tabela1.A2" office:value-type="string">
            <text:p text:style-name="P53">Filtruj listę rezerwacji</text:p>
          </table:table-cell>
          <table:table-cell table:style-name="Tabela1.A2" office:value-type="string">
            <text:p text:style-name="P46"/>
          </table:table-cell>
          <table:table-cell table:style-name="Tabela1.A2" office:value-type="string">
            <text:p text:style-name="P46"/>
          </table:table-cell>
          <table:table-cell table:style-name="Tabela1.A2" office:value-type="string">
            <text:p text:style-name="P51">✓</text:p>
          </table:table-cell>
          <table:table-cell table:style-name="Tabela1.F2" office:value-type="string">
            <text:p text:style-name="P50"/>
          </table:table-cell>
        </table:table-row>
        <table:table-row table:style-name="TableLine105553160819456">
          <table:table-cell table:style-name="Tabela1.A2" office:value-type="string">
            <text:p text:style-name="P52">MOR.6</text:p>
          </table:table-cell>
          <table:table-cell table:style-name="Tabela1.A2" office:value-type="string">
            <text:p text:style-name="P53">Wyświetl własne rezerwacje</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row table:style-name="TableLine105553160819712">
          <table:table-cell table:style-name="Tabela1.A2" office:value-type="string">
            <text:p text:style-name="P52">MOR.7</text:p>
          </table:table-cell>
          <table:table-cell table:style-name="Tabela1.A2" office:value-type="string">
            <text:p text:style-name="P53">Wyświetl szczegóły rezerwacji</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0"/>
          </table:table-cell>
        </table:table-row>
        <table:table-row table:style-name="TableLine105553160819968">
          <table:table-cell table:style-name="Tabela1.A2" office:value-type="string">
            <text:p text:style-name="P52">MOR.8</text:p>
          </table:table-cell>
          <table:table-cell table:style-name="Tabela1.A2" office:value-type="string">
            <text:p text:style-name="P53">Edytuj rezerwację</text:p>
          </table:table-cell>
          <table:table-cell table:style-name="Tabela1.A2" office:value-type="string">
            <text:p text:style-name="P46"/>
          </table:table-cell>
          <table:table-cell table:style-name="Tabela1.A2" office:value-type="string">
            <text:p text:style-name="P51">✓</text:p>
          </table:table-cell>
          <table:table-cell table:style-name="Tabela1.A2" office:value-type="string">
            <text:p text:style-name="P46"/>
          </table:table-cell>
          <table:table-cell table:style-name="Tabela1.F2" office:value-type="string">
            <text:p text:style-name="P50"/>
          </table:table-cell>
        </table:table-row>
      </table:table>
      <text:p text:style-name="P30"/>
      <text:h text:style-name="P76" text:outline-level="2"><text:bookmark-start text:name="__RefHeading___Toc514_4217443648"/>3.6. Zastosowany model<text:bookmark-end text:name="__RefHeading___Toc514_4217443648"/></text:h>
      <text:p text:style-name="P42"><text:tab/><text:span text:style-name="T97">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98">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99">oraz przejście testu reCAPTCHA. </text:span><text:span text:style-name="T98">Po zatwierdzeniu użytkownikowi </text:span><text:soft-page-break/><text:span text:style-name="T98">prezentowany jest komunikat mówiący, że do końcówki </text:span><text:span text:style-name="T99">jego</text:span><text:span text:style-name="T98"> hasła został dopisany losowy ciąg znaków, który jest widoczny na ekranie. Jego długość również jest zdefiniowana w parametrze uruchomieniowym. Ma to na celu zapobiegnięcie wpisania całego hasła przez użytkownika, co pomaga uchronić go przed atakami hakerów w przypadku, gdy jego komputer jest zainfekowany złośliwym oprogramowaniem typu keylogger. </text:span><text:span text:style-name="T99">Następnie zostaje wysłane żądanie HTTP typu POST do serwera zawierające wszystkie dane konta użytkownika. Na serwerze </text:span><text:span text:style-name="T100">nie dochodzi do wygenerowania skrótu całego hasła, lecz wielu skrótów wybranych kombinacji jego znaków. Dla przykładu hasła „Abcdefg!1234” przy następujących wartościach parametrów uruchomieniowych:</text:span></text:p>
      <text:p text:style-name="P40">MASKED_PASSWORD_MIN_LENGTH=4</text:p>
      <text:p text:style-name="P40">MASKED_PASSWORD_MAX_LENGTH=6</text:p>
      <text:p text:style-name="P40">FULL_PASSWORD_LENGTH=12,</text:p>
      <text:p text:style-name="P41"><text:span text:style-name="T101">z hasła </text:span><text:span text:style-name="T100">zostają wy</text:span><text:span text:style-name="T101">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text:span><text:span text:style-name="T98">W 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99">t</text:span><text:span text:style-name="T98">fona, taką jak Google Authenticator czy Authy. </text:span><text:span text:style-name="T99">Po wykonaniu tych czynności możliwe jest uwierzytelnienie w systemie.</text:span></text:p>
      <text:p text:style-name="P112"><text:tab/><text:span text:style-name="T102">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0">MASKED_PASSWORD_MIN_LENGTH, MASKED_PASSWORD_MAX_LENGTH</text:span><text:span text:style-name="T102">]. Kombinacja jest zapisywana w bazie danych, aby później zweryfikować, czy użytkownik nie spreparował żądania i nie podał innej kombinacji. </text:span><text:span text:style-name="T111">Wpisanie jedynie części znaków hasła chroni użytkownika przez złośliwym oprogramowaniem typu keylogger, podobnie jak w przypadku rejestracji. </text:span><text:span text:style-name="T102">Po wpisaniu znaków hasła następuje przejście do ostatniego kroku, jakim jest podanie jednorazowego kodu o ograniczonym czasie ważności wygenerowanym przez sparowaną wcześniej aplikację do dwufazowego uwierzytelniania na smartfonie. </text:span><text:span text:style-name="T103">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4">wyszukuje skrót kombinacji znaków hasła odpowiadający otrzymanej kombinacji oraz porównuje skrót tych </text:span><text:soft-page-break/><text:span text:style-name="T104">znaków z otrzymanymi znakami. Jeśli te elementy się zgadzają, zostaje przeprowadzona weryfikacja jednorazowego kodu z aplikacji oraz tego, czy konto użytkownika jest aktywne i potwierdzone. </text:span><text:span text:style-name="T105">Wszystkie te mechanizmy zostały zintegrowane z biblioteką Spring Security.</text:span><text:span text:style-name="T104"> Dopiero po spełnieniu tych wymagań użytkownik jest poprawnie uwierzytelniony. </text:span><text:span text:style-name="T109">Oprócz procesu uwierzytelniania, jednorazowe kody z aplikacji na smartfonie zostały również wykorzystane do potwierdzania krytycznych operacji, takich jak złożenie rezerwacji przez klienta.</text:span></text:p>
      <text:p text:style-name="P39"><text:span text:style-name="T95"><text:tab/>Ze względu na bezstanową naturę aplikacji warstwy logiki biznesowej, </text:span><text:span text:style-name="T87">do uwierzytelniania oraz autoryzacji wykorzystano żetony JWT (JSON Web Token) </text:span><text:span text:style-name="T88">o krótkim czasie ważności (możliwym do skonfigurowania poprzez parametry uruchomieniowe aplikacji warstwy logiki biznesowej)</text:span><text:span text:style-name="T87">. W odróżnieniu od tradycyjnej sesji użytkownika, to rozwiązanie oferuje większą wydajność oraz lepsze możliwości skalowania aplikacji. </text:span><text:span text:style-name="T96">Działa ono</text:span><text:span text:style-name="T94"> w następujący sposób:</text:span></text:p>
      <text:list xml:id="list1076527274" text:style-name="L12">
        <text:list-item>
          <text:p text:style-name="P108">Klient wysyła żądanie <text:span text:style-name="T97">HTTP typu POST</text:span> z danymi uwierzytelniającymi do odpowiedniego punktu dostępowego serwera.</text:p>
        </text:list-item>
        <text:list-item>
          <text:p text:style-name="P108">Po zweryfikowaniu poprawności danych uwierzytelniających generowany jest żeton będący ciągiem znaków w formacie JSON zawierający nazwę użytkownika, jego poziomy dostępu oraz datę wydania żetonu.</text:p>
        </text:list-item>
        <text:list-item>
          <text:p text:style-name="P107"><text:span text:style-name="T96">Żeton </text:span><text:span text:style-name="T97">zostaje zakodowany w formacie Base64 oraz podpisany przy pomocy algorytmu HMAC-SHA-256.</text:span></text:p>
        </text:list-item>
        <text:list-item>
          <text:p text:style-name="P109">Żeton zostaje przesłany klientowi jako odpowiedź HTTP oraz zostaje zapisany w ciasteczku HttpOnly.</text:p>
        </text:list-item>
      </text:list>
      <text:p text:style-name="P111"><text:span text:style-name="T104">Otrzymany żeton jest wysyłany jako nagłówek HTTP w żądaniach do serwera wykonywanych przez użytkownika. </text:span><text:span text:style-name="T106">Nad każdą metodą punktu dostępowego REST została umieszczona adnotacja </text:span><text:span text:style-name="T107">bezpieczeństwa deklaratywnego pochodząca z biblioteki</text:span><text:span text:style-name="T106"> Spring Security, </text:span><text:span text:style-name="T107">która</text:span><text:span text:style-name="T106">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07">sprawdzane jest, czy żeton nie wygasł oraz czy nie został spreparowany poprzez weryfikację podpisu cyfrowego </text:span><text:span text:style-name="T97">HMAC-SHA-256.</text:span></text:p>
      <text:p text:style-name="P110"><text:tab/><text:span text:style-name="T108">Kolejnym elementem zastosowanego modelu jest </text:span><text:span text:style-name="T110">sposób, w jaki została przygotowana warstwa danych systemu. W bazie danych przechowywane są informacje audytowe dotyczące każdego obiektu. Należą do nich:</text:span></text:p>
      <text:list xml:id="list3243488210" text:style-name="L13">
        <text:list-item>
          <text:p text:style-name="P113"><text:span text:style-name="T110">tożsamość użytkownika, który stworzył dany obiekt oraz data utworzenia</text:span></text:p>
        </text:list-item>
        <text:list-item>
          <text:p text:style-name="P114">tożsamość użytkownika, który jako ostatni modyfikował dany obiekt oraz data tej modyfikacji.</text:p>
        </text:list-item>
      </text:list>
      <text:p text:style-name="P115"><text:soft-page-break/><text:span text:style-name="T110">Oprócz tego w bazie danych przechowywane są anonimizowane logi wywołań metod biznesowych zawierające tożsamość użytkownika, który zainicjował to wywołanie wraz z datą wywołania oraz 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span></text:p>
      <text:h text:style-name="P68" text:outline-level="1"><text:bookmark-start text:name="__RefHeading___Toc2519_1973960366"/>4. Projekt systemu<text:bookmark-end text:name="__RefHeading___Toc2519_1973960366"/></text:h>
      <text:h text:style-name="P78" text:outline-level="2"><text:bookmark-start text:name="__RefHeading___Toc2521_1973960366"/>4.1. Struktury bazy danych<text:bookmark-end text:name="__RefHeading___Toc2521_1973960366"/></text:h>
      <text:h text:style-name="P78" text:outline-level="2"><text:bookmark-start text:name="__RefHeading___Toc2523_1973960366"/>4.2. Użytkownicy bazodanowi<text:bookmark-end text:name="__RefHeading___Toc2523_1973960366"/></text:h>
      <text:h text:style-name="P78" text:outline-level="2"><text:bookmark-start text:name="__RefHeading___Toc2525_1973960366"/>4.3. Identyfikacja obiektów encji<text:bookmark-end text:name="__RefHeading___Toc2525_1973960366"/></text:h>
      <text:h text:style-name="P78" text:outline-level="2"><text:bookmark-start text:name="__RefHeading___Toc2527_1973960366"/>4.4. Diagram klas encji<text:bookmark-end text:name="__RefHeading___Toc2527_1973960366"/></text:h>
      <text:h text:style-name="P78" text:outline-level="2"><text:bookmark-start text:name="__RefHeading___Toc2529_1973960366"/>4.5. Identyfikacja transakcji bazodanowych<text:bookmark-end text:name="__RefHeading___Toc2529_1973960366"/></text:h>
      <text:h text:style-name="P68" text:outline-level="1"><text:bookmark-start text:name="__RefHeading___Toc2531_1973960366"/>5. Opis implementacji i uruchomienia<text:bookmark-end text:name="__RefHeading___Toc2531_1973960366"/></text:h>
      <text:h text:style-name="P78" text:outline-level="2"><text:bookmark-start text:name="__RefHeading___Toc2533_1973960366"/>5.1. Diagram klas ziaren Springa<text:bookmark-end text:name="__RefHeading___Toc2533_1973960366"/></text:h>
      <text:h text:style-name="P78" text:outline-level="2"><text:bookmark-start text:name="__RefHeading___Toc2535_1973960366"/>5.2. Konfiguracja uwierzytelniania<text:bookmark-end text:name="__RefHeading___Toc2535_1973960366"/></text:h>
      <text:h text:style-name="P83" text:outline-level="3"><text:bookmark-start text:name="__RefHeading___Toc2537_1973960366"/>5.2.1. Implementacja interfejsu AuthenticationProvider<text:bookmark-end text:name="__RefHeading___Toc2537_1973960366"/></text:h>
      <text:h text:style-name="P84" text:outline-level="3"><text:bookmark-start text:name="__RefHeading___Toc2539_1973960366"/>5.2.2. Obsługa jednorazowych kodów<text:bookmark-end text:name="__RefHeading___Toc2539_1973960366"/></text:h>
      <text:h text:style-name="P79" text:outline-level="2"><text:bookmark-start text:name="__RefHeading___Toc2541_1973960366"/>5.3. Konfiguracja autoryzacji<text:bookmark-end text:name="__RefHeading___Toc2541_1973960366"/></text:h>
      <text:h text:style-name="P84" text:outline-level="3"><text:bookmark-start text:name="__RefHeading___Toc2543_1973960366"/>5.3.1. Mapowanie grup na role<text:bookmark-end text:name="__RefHeading___Toc2543_1973960366"/></text:h>
      <text:h text:style-name="P84" text:outline-level="3"><text:bookmark-start text:name="__RefHeading___Toc2545_1973960366"/>5.3.2. Schemat bezpieczeństwa ziaren Springa<text:bookmark-end text:name="__RefHeading___Toc2545_1973960366"/></text:h>
      <text:h text:style-name="P79" text:outline-level="2"><text:bookmark-start text:name="__RefHeading___Toc2547_1973960366"/>5.4. Konfiguracja księgowości<text:bookmark-end text:name="__RefHeading___Toc2547_1973960366"/></text:h>
      <text:h text:style-name="P85" text:outline-level="3"><text:bookmark-start text:name="__RefHeading___Toc2549_1973960366"/><text:span text:style-name="T112">5.4.1. </text:span><text:span text:style-name="T14">Dane audytowe</text:span><text:bookmark-end text:name="__RefHeading___Toc2549_1973960366"/></text:h>
      <text:h text:style-name="P84" text:outline-level="3"><text:bookmark-start text:name="__RefHeading___Toc2551_1973960366"/>5.4.2. Logi i interceptory<text:bookmark-end text:name="__RefHeading___Toc2551_1973960366"/></text:h>
      <text:h text:style-name="P79" text:outline-level="2"><text:bookmark-start text:name="__RefHeading___Toc2553_1973960366"/>5.5. Identyfikacja transakcji aplikacyjnych i ich powtarzanie<text:bookmark-end text:name="__RefHeading___Toc2553_1973960366"/></text:h>
      <text:h text:style-name="P79" text:outline-level="2"><text:bookmark-start text:name="__RefHeading___Toc2555_1973960366"/>5.6. Obsługa błędów<text:bookmark-end text:name="__RefHeading___Toc2555_1973960366"/></text:h>
      <text:h text:style-name="P79" text:outline-level="2"><text:bookmark-start text:name="__RefHeading___Toc2557_1973960366"/>5.7. Interfejs użytkownika<text:bookmark-end text:name="__RefHeading___Toc2557_1973960366"/></text:h>
      <text:h text:style-name="P79" text:outline-level="2"><text:bookmark-start text:name="__RefHeading___Toc2559_1973960366"/>5.8. Walidacja danych<text:bookmark-end text:name="__RefHeading___Toc2559_1973960366"/></text:h>
      <text:h text:style-name="P79" text:outline-level="2"><text:bookmark-start text:name="__RefHeading___Toc2561_1973960366"/>5.9. Internacjonalizacja<text:bookmark-end text:name="__RefHeading___Toc2561_1973960366"/></text:h>
      <text:h text:style-name="P80" text:outline-level="2"><text:bookmark-start text:name="__RefHeading___Toc2670_1973960366"/><text:span text:style-name="T113">5.10. </text:span><text:span text:style-name="T15">O</text:span><text:span text:style-name="T113">sadzenie systemu w środowisku uruchomieniowym</text:span><text:bookmark-end text:name="__RefHeading___Toc2670_1973960366"/></text:h>
      <text:h text:style-name="P69" text:outline-level="1"><text:bookmark-start text:name="__RefHeading___Toc2563_1973960366"/>6. Podsumowanie<text:bookmark-end text:name="__RefHeading___Toc2563_1973960366"/></text:h>
      <text:h text:style-name="P69" text:outline-level="1"><text:bookmark-start text:name="__RefHeading___Toc2565_1973960366"/>7. Spis tabel<text:bookmark-end text:name="__RefHeading___Toc2565_1973960366"/></text:h>
      <text:h text:style-name="P69" text:outline-level="1"><text:bookmark-start text:name="__RefHeading___Toc2567_1973960366"/>8. Spis listingów<text:bookmark-end text:name="__RefHeading___Toc2567_1973960366"/></text:h>
      <text:p text:style-name="P116"/>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70" text:outline-level="1"><text:bookmark-start text:name="__RefHeading___Toc2569_1973960366"/>Bibliografia<text:bookmark-end text:name="__RefHeading___Toc2569_1973960366"/></text:h>
          </text:index-title>
          <text:p text:style-name="P62">[1] Madhusudhan Konda, <text:span text:style-name="User_20_Entry">Just Spring</text:span>, O'Reilly Media, Inc., 2011, wydanie 1</text:p>
          <text:p text:style-name="P62">[2] Michael Mikowski, Josh Powell, <text:span text:style-name="User_20_Entry">Single Page Web Applications: JavaScript End-to-end</text:span>, Manning Publications, 2013, wydanie 1</text:p>
          <text:p text:style-name="P62">[3] Badanie laboratorium CUPS z Carnegie Mellon University dotyczące zachowań użytkowników, https://cups.cs.cmu.edu/soups/2010/proceedings/a2_shay.pdf</text:p>
          <text:p text:style-name="P62">[4] Dyrektywa Parlamentu Europejskiego i Rady (UE) 2015/2366, artykuł 4, punkt 30, https://eur-lex.europa.eu/legal-content/PL/TXT/HTML/?uri=CELEX:32015L2366&amp;from=EN#d1e1384-35-1</text:p>
          <text:p text:style-name="P62">[5] Lista podatności aplikacji sieciowych OWASP Top Ten, https://owasp.org/www-project-top-ten/</text:p>
          <text:p text:style-name="P62">[6] Publikacja NIST 800-63B dotycząca wytycznych bezpieczeństwa w sieci, artykuł 5.1, https://pages.nist.gov/800-63-3/sp800-63b.html</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3</text:page-number></text:p>
      </style:footer>
      <style:footer-left>
        <text:p text:style-name="MP2"><text:page-number text:select-page="current">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2T13:05:19.700998296</dc:date>
    <meta:editing-duration>PT6H38M30S</meta:editing-duration>
    <meta:editing-cycles>75</meta:editing-cycles>
    <meta:generator>LibreOffice/7.0.3.1$MacOSX_X86_64 LibreOffice_project/d7547858d014d4cf69878db179d326fc3483e082</meta:generator>
    <meta:document-statistic meta:table-count="2" meta:image-count="0" meta:object-count="0" meta:page-count="21" meta:paragraph-count="348" meta:word-count="3372" meta:character-count="26430" meta:non-whitespace-character-count="23202"/>
  </office:meta>
</office:document-meta>
</file>